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family-generic="roman" style:font-pitch="variable"/>
    <style:font-face style:name="Calibri1" svg:font-family="Calibri" style:font-pitch="variable"/>
    <style:font-face style:name="Calibri2" svg:font-family="Calibri"/>
    <style:font-face style:name="Calibri3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197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47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3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1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0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38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94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0.43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2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46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04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52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06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90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58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62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52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93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65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04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84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40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80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7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6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42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63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32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48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19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33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37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28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62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32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57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1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70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21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97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86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16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291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289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09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701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146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96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245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35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98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24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02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621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401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316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65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417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1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013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8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0.617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192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7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498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489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05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06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073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082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61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8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style:writing-mode="lr-tb"/>
      <style:text-properties fo:font-size="12.5pt" style:font-size-asian="12.5pt" style:font-size-complex="12.5pt"/>
    </style:style>
    <style:style style:name="P7" style:family="paragraph">
      <loext:graphic-properties draw:fill="none"/>
      <style:paragraph-properties style:writing-mode="lr-tb"/>
      <style:text-properties fo:font-size="14.5pt" style:font-size-asian="14.5pt" style:font-size-complex="14.5pt"/>
    </style:style>
    <style:style style:name="P8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9" style:family="paragraph">
      <loext:graphic-properties draw:fill="none"/>
      <style:paragraph-properties style:writing-mode="lr-tb"/>
      <style:text-properties fo:font-size="14.1000003814697pt" style:font-size-asian="14.1000003814697pt" style:font-size-complex="14.1000003814697pt"/>
    </style:style>
    <style:style style:name="P10" style:family="paragraph">
      <loext:graphic-properties draw:fill="none"/>
      <style:paragraph-properties style:writing-mode="lr-tb"/>
      <style:text-properties fo:font-size="17.5pt" style:font-size-asian="17.5pt" style:font-size-complex="17.5pt"/>
    </style:style>
    <style:style style:name="P11" style:family="paragraph">
      <loext:graphic-properties draw:fill="none"/>
      <style:paragraph-properties style:writing-mode="lr-tb"/>
      <style:text-properties fo:font-size="11.5pt" style:font-size-asian="11.5pt" style:font-size-complex="11.5pt"/>
    </style:style>
    <style:style style:name="T1" style:family="text">
      <style:text-properties fo:color="#000000" loext:opacity="100%" style:font-name="Arial1" fo:font-size="12pt" fo:font-weight="bold" style:font-size-asian="12pt" style:font-name-complex="Arial1" style:font-size-complex="12pt" style:font-weight-complex="bold"/>
    </style:style>
    <style:style style:name="T2" style:family="text">
      <style:text-properties fo:color="#000000" loext:opacity="100%" style:font-name="Arial1" fo:font-size="11.1000003814697pt" style:font-size-asian="11.1000003814697pt" style:font-name-complex="Arial1" style:font-size-complex="11.1000003814697pt"/>
    </style:style>
    <style:style style:name="T3" style:family="text">
      <style:text-properties fo:color="#000000" loext:opacity="100%" style:font-name="Calibri2" fo:font-size="11.1000003814697pt" fo:language="en" fo:country="IN" style:font-size-asian="11.1000003814697pt" style:font-name-complex="Calibri2" style:font-size-complex="11.1000003814697pt"/>
    </style:style>
    <style:style style:name="T4" style:family="text">
      <style:text-properties fo:color="#000000" loext:opacity="100%" style:font-name="Calibri2" fo:font-size="11.1000003814697pt" style:font-size-asian="11.1000003814697pt" style:font-name-complex="Calibri2" style:font-size-complex="11.1000003814697pt"/>
    </style:style>
    <style:style style:name="T5" style:family="text">
      <style:text-properties fo:color="#000000" loext:opacity="100%" style:font-name="Arial1" fo:font-size="10pt" fo:font-weight="bold" style:font-size-asian="10pt" style:font-name-complex="Arial1" style:font-size-complex="10pt" style:font-weight-complex="bold"/>
    </style:style>
    <style:style style:name="T6" style:family="text">
      <style:text-properties fo:color="#000000" loext:opacity="100%" style:font-name="Arial1" fo:font-size="12.5pt" fo:font-weight="bold" style:font-size-asian="12.5pt" style:font-name-complex="Arial1" style:font-size-complex="12.5pt" style:font-weight-complex="bold"/>
    </style:style>
    <style:style style:name="T7" style:family="text">
      <style:text-properties fo:color="#000000" loext:opacity="100%" style:font-name="Calibri2" fo:font-size="12pt" fo:font-weight="bold" style:font-size-asian="12pt" style:font-name-complex="Calibri2" style:font-size-complex="12pt" style:font-weight-complex="bold"/>
    </style:style>
    <style:style style:name="T8" style:family="text">
      <style:text-properties fo:color="#2c2828" loext:opacity="100%" style:font-name="Calibri2" fo:font-size="12pt" fo:font-weight="bold" style:font-size-asian="12pt" style:font-name-complex="Calibri2" style:font-size-complex="12pt" style:font-weight-complex="bold"/>
    </style:style>
    <style:style style:name="T9" style:family="text">
      <style:text-properties fo:color="#000000" loext:opacity="100%" style:font-name="Calibri2" fo:font-size="12pt" style:font-size-asian="12pt" style:font-name-complex="Calibri2" style:font-size-complex="12pt"/>
    </style:style>
    <style:style style:name="T10" style:family="text">
      <style:text-properties fo:color="#000000" loext:opacity="100%" style:font-name="Arial1" fo:font-size="14.5pt" fo:font-weight="bold" style:font-size-asian="14.5pt" style:font-name-complex="Arial1" style:font-size-complex="14.5pt" style:font-weight-complex="bold"/>
    </style:style>
    <style:style style:name="T11" style:family="text">
      <style:text-properties fo:color="#000000" loext:opacity="100%" style:font-name="Arial1" fo:font-size="16pt" fo:font-weight="bold" style:font-size-asian="16pt" style:font-name-complex="Arial1" style:font-size-complex="16pt" style:font-weight-complex="bold"/>
    </style:style>
    <style:style style:name="T12" style:family="text">
      <style:text-properties fo:color="#000000" loext:opacity="100%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13" style:family="text">
      <style:text-properties fo:color="#000000" loext:opacity="100%" style:font-name="Arial1" fo:font-size="17.5pt" fo:font-weight="bold" style:font-size-asian="17.5pt" style:font-name-complex="Arial1" style:font-size-complex="17.5pt" style:font-weight-complex="bold"/>
    </style:style>
    <style:style style:name="T14" style:family="text">
      <style:text-properties fo:color="#000000" loext:opacity="100%" style:font-name="Arial1" fo:font-size="11.5pt" fo:font-weight="bold" style:font-size-asian="11.5pt" style:font-name-complex="Arial1" style:font-size-complex="11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197cm" svg:height="0.475cm" svg:x="7.855cm" svg:y="2.513cm">
          <draw:text-box>
            <text:p text:style-name="P1"><text:span text:style-name="T1"><text:s text:c="3"/></text:span><text:span text:style-name="T1">Project Planning Phase </text:span></text:p>
          </draw:text-box>
        </draw:frame>
        <draw:frame draw:style-name="gr2" draw:text-style-name="P2" draw:layer="layout" svg:width="5.471cm" svg:height="0.475cm" svg:x="7.808cm" svg:y="3.038cm">
          <draw:text-box>
            <text:p text:style-name="P1"><text:span text:style-name="T1">Milestone and Activity List </text:span></text:p>
          </draw:text-box>
        </draw:frame>
        <draw:frame draw:style-name="gr3" draw:text-style-name="P3" draw:layer="layout" svg:width="0.946cm" svg:height="0.442cm" svg:x="5.826cm" svg:y="3.598cm">
          <draw:text-box>
            <text:p text:style-name="P1"><text:span text:style-name="T2">Date </text:span></text:p>
          </draw:text-box>
        </draw:frame>
        <draw:polygon draw:style-name="gr4" draw:text-style-name="P4" draw:layer="layout" svg:width="0.017cm" svg:height="0.017cm" svg:x="1.769cm" svg:y="3.548cm" svg:viewBox="0 0 18 18" draw:points="0,18 18,18 18,0 0,0">
          <text:p/>
        </draw:polygon>
        <draw:polygon draw:style-name="gr4" draw:text-style-name="P4" draw:layer="layout" svg:width="0.017cm" svg:height="0.017cm" svg:x="1.769cm" svg:y="3.548cm" svg:viewBox="0 0 18 18" draw:points="0,18 18,18 18,0 0,0">
          <text:p/>
        </draw:polygon>
        <draw:polygon draw:style-name="gr4" draw:text-style-name="P4" draw:layer="layout" svg:width="8.854cm" svg:height="0.017cm" svg:x="1.786cm" svg:y="3.548cm" svg:viewBox="0 0 8855 18" draw:points="0,18 8855,18 8855,0 0,0">
          <text:p/>
        </draw:polygon>
        <draw:polygon draw:style-name="gr4" draw:text-style-name="P4" draw:layer="layout" svg:width="0.017cm" svg:height="0.017cm" svg:x="10.64cm" svg:y="3.548cm" svg:viewBox="0 0 18 18" draw:points="0,18 18,18 18,0 0,0">
          <text:p/>
        </draw:polygon>
        <draw:polygon draw:style-name="gr4" draw:text-style-name="P4" draw:layer="layout" svg:width="8.591cm" svg:height="0.017cm" svg:x="10.657cm" svg:y="3.548cm" svg:viewBox="0 0 8592 18" draw:points="0,18 8592,18 8592,0 0,0">
          <text:p/>
        </draw:polygon>
        <draw:polygon draw:style-name="gr4" draw:text-style-name="P4" draw:layer="layout" svg:width="0.017cm" svg:height="0.017cm" svg:x="19.248cm" svg:y="3.548cm" svg:viewBox="0 0 18 18" draw:points="0,18 18,18 18,0 0,0">
          <text:p/>
        </draw:polygon>
        <draw:polygon draw:style-name="gr4" draw:text-style-name="P4" draw:layer="layout" svg:width="0.017cm" svg:height="0.017cm" svg:x="19.248cm" svg:y="3.548cm" svg:viewBox="0 0 18 18" draw:points="0,18 18,18 18,0 0,0">
          <text:p/>
        </draw:polygon>
        <draw:polygon draw:style-name="gr4" draw:text-style-name="P4" draw:layer="layout" svg:width="0.017cm" svg:height="0.664cm" svg:x="1.769cm" svg:y="3.565cm" svg:viewBox="0 0 18 665" draw:points="0,665 18,665 18,0 0,0">
          <text:p/>
        </draw:polygon>
        <draw:polygon draw:style-name="gr4" draw:text-style-name="P4" draw:layer="layout" svg:width="0.017cm" svg:height="0.664cm" svg:x="10.64cm" svg:y="3.565cm" svg:viewBox="0 0 18 665" draw:points="0,665 18,665 18,0 0,0">
          <text:p/>
        </draw:polygon>
        <draw:polygon draw:style-name="gr4" draw:text-style-name="P4" draw:layer="layout" svg:width="0.017cm" svg:height="0.664cm" svg:x="19.248cm" svg:y="3.565cm" svg:viewBox="0 0 18 665" draw:points="0,665 18,665 18,0 0,0">
          <text:p/>
        </draw:polygon>
        <draw:frame draw:style-name="gr5" draw:text-style-name="P3" draw:layer="layout" svg:width="3.058cm" svg:height="0.442cm" svg:x="13.549cm" svg:y="3.598cm">
          <draw:text-box>
            <text:p text:style-name="P1"><text:span text:style-name="T2">21 October 2022 </text:span></text:p>
          </draw:text-box>
        </draw:frame>
        <draw:frame draw:style-name="gr6" draw:text-style-name="P3" draw:layer="layout" svg:width="1.623cm" svg:height="0.442cm" svg:x="5.5cm" svg:y="4.28cm">
          <draw:text-box>
            <text:p text:style-name="P1"><text:span text:style-name="T2">Team ID </text:span></text:p>
          </draw:text-box>
        </draw:frame>
        <draw:polygon draw:style-name="gr4" draw:text-style-name="P4" draw:layer="layout" svg:width="0.017cm" svg:height="0.017cm" svg:x="1.769cm" svg:y="4.229cm" svg:viewBox="0 0 18 18" draw:points="0,18 18,18 18,0 0,0">
          <text:p/>
        </draw:polygon>
        <draw:polygon draw:style-name="gr4" draw:text-style-name="P4" draw:layer="layout" svg:width="8.854cm" svg:height="0.017cm" svg:x="1.786cm" svg:y="4.229cm" svg:viewBox="0 0 8855 18" draw:points="0,18 8855,18 8855,0 0,0">
          <text:p/>
        </draw:polygon>
        <draw:polygon draw:style-name="gr4" draw:text-style-name="P4" draw:layer="layout" svg:width="0.017cm" svg:height="0.017cm" svg:x="10.64cm" svg:y="4.229cm" svg:viewBox="0 0 18 18" draw:points="0,18 18,18 18,0 0,0">
          <text:p/>
        </draw:polygon>
        <draw:polygon draw:style-name="gr4" draw:text-style-name="P4" draw:layer="layout" svg:width="8.591cm" svg:height="0.017cm" svg:x="10.657cm" svg:y="4.229cm" svg:viewBox="0 0 8592 18" draw:points="0,18 8592,18 8592,0 0,0">
          <text:p/>
        </draw:polygon>
        <draw:polygon draw:style-name="gr4" draw:text-style-name="P4" draw:layer="layout" svg:width="0.017cm" svg:height="0.017cm" svg:x="19.248cm" svg:y="4.229cm" svg:viewBox="0 0 18 18" draw:points="0,18 18,18 18,0 0,0">
          <text:p/>
        </draw:polygon>
        <draw:polygon draw:style-name="gr4" draw:text-style-name="P4" draw:layer="layout" svg:width="0.017cm" svg:height="0.661cm" svg:x="1.769cm" svg:y="4.246cm" svg:viewBox="0 0 18 662" draw:points="0,662 18,662 18,0 0,0">
          <text:p/>
        </draw:polygon>
        <draw:polygon draw:style-name="gr4" draw:text-style-name="P4" draw:layer="layout" svg:width="0.017cm" svg:height="0.661cm" svg:x="10.64cm" svg:y="4.246cm" svg:viewBox="0 0 18 662" draw:points="0,662 18,662 18,0 0,0">
          <text:p/>
        </draw:polygon>
        <draw:polygon draw:style-name="gr4" draw:text-style-name="P4" draw:layer="layout" svg:width="0.017cm" svg:height="0.661cm" svg:x="19.248cm" svg:y="4.246cm" svg:viewBox="0 0 18 662" draw:points="0,662 18,662 18,0 0,0">
          <text:p/>
        </draw:polygon>
        <draw:frame draw:style-name="gr7" draw:text-style-name="P3" draw:layer="layout" svg:width="3.397cm" svg:height="0.395cm" svg:x="13.354cm" svg:y="4.34cm">
          <draw:text-box>
            <text:p><text:span text:style-name="T3">PNT2022TMID14584</text:span><text:span text:style-name="T4"> </text:span></text:p>
          </draw:text-box>
        </draw:frame>
        <draw:frame draw:style-name="gr8" draw:text-style-name="P3" draw:layer="layout" svg:width="2.504cm" svg:height="0.442cm" svg:x="5.064cm" svg:y="4.961cm">
          <draw:text-box>
            <text:p text:style-name="P1"><text:span text:style-name="T2">Project Name </text:span></text:p>
          </draw:text-box>
        </draw:frame>
        <draw:polygon draw:style-name="gr4" draw:text-style-name="P4" draw:layer="layout" svg:width="0.017cm" svg:height="0.017cm" svg:x="1.769cm" svg:y="4.907cm" svg:viewBox="0 0 18 18" draw:points="0,18 18,18 18,0 0,0">
          <text:p/>
        </draw:polygon>
        <draw:polygon draw:style-name="gr4" draw:text-style-name="P4" draw:layer="layout" svg:width="8.854cm" svg:height="0.017cm" svg:x="1.786cm" svg:y="4.907cm" svg:viewBox="0 0 8855 18" draw:points="0,18 8855,18 8855,0 0,0">
          <text:p/>
        </draw:polygon>
        <draw:polygon draw:style-name="gr4" draw:text-style-name="P4" draw:layer="layout" svg:width="0.017cm" svg:height="0.017cm" svg:x="10.64cm" svg:y="4.907cm" svg:viewBox="0 0 18 18" draw:points="0,18 18,18 18,0 0,0">
          <text:p/>
        </draw:polygon>
        <draw:polygon draw:style-name="gr4" draw:text-style-name="P4" draw:layer="layout" svg:width="8.591cm" svg:height="0.017cm" svg:x="10.657cm" svg:y="4.907cm" svg:viewBox="0 0 8592 18" draw:points="0,18 8592,18 8592,0 0,0">
          <text:p/>
        </draw:polygon>
        <draw:polygon draw:style-name="gr4" draw:text-style-name="P4" draw:layer="layout" svg:width="0.017cm" svg:height="0.017cm" svg:x="19.248cm" svg:y="4.907cm" svg:viewBox="0 0 18 18" draw:points="0,18 18,18 18,0 0,0">
          <text:p/>
        </draw:polygon>
        <draw:polygon draw:style-name="gr4" draw:text-style-name="P4" draw:layer="layout" svg:width="0.017cm" svg:height="0.948cm" svg:x="1.769cm" svg:y="4.924cm" svg:viewBox="0 0 18 949" draw:points="0,949 18,949 18,0 0,0">
          <text:p/>
        </draw:polygon>
        <draw:polygon draw:style-name="gr4" draw:text-style-name="P4" draw:layer="layout" svg:width="0.017cm" svg:height="0.017cm" svg:x="1.769cm" svg:y="5.872cm" svg:viewBox="0 0 18 18" draw:points="0,18 18,18 18,0 0,0">
          <text:p/>
        </draw:polygon>
        <draw:polygon draw:style-name="gr4" draw:text-style-name="P4" draw:layer="layout" svg:width="0.017cm" svg:height="0.017cm" svg:x="1.769cm" svg:y="5.872cm" svg:viewBox="0 0 18 18" draw:points="0,18 18,18 18,0 0,0">
          <text:p/>
        </draw:polygon>
        <draw:polygon draw:style-name="gr4" draw:text-style-name="P4" draw:layer="layout" svg:width="8.854cm" svg:height="0.017cm" svg:x="1.786cm" svg:y="5.872cm" svg:viewBox="0 0 8855 18" draw:points="0,18 8855,18 8855,0 0,0">
          <text:p/>
        </draw:polygon>
        <draw:polygon draw:style-name="gr4" draw:text-style-name="P4" draw:layer="layout" svg:width="0.017cm" svg:height="0.948cm" svg:x="10.64cm" svg:y="4.924cm" svg:viewBox="0 0 18 949" draw:points="0,949 18,949 18,0 0,0">
          <text:p/>
        </draw:polygon>
        <draw:polygon draw:style-name="gr4" draw:text-style-name="P4" draw:layer="layout" svg:width="0.017cm" svg:height="0.017cm" svg:x="10.64cm" svg:y="5.872cm" svg:viewBox="0 0 18 18" draw:points="0,18 18,18 18,0 0,0">
          <text:p/>
        </draw:polygon>
        <draw:polygon draw:style-name="gr4" draw:text-style-name="P4" draw:layer="layout" svg:width="8.591cm" svg:height="0.017cm" svg:x="10.657cm" svg:y="5.872cm" svg:viewBox="0 0 8592 18" draw:points="0,18 8592,18 8592,0 0,0">
          <text:p/>
        </draw:polygon>
        <draw:polygon draw:style-name="gr4" draw:text-style-name="P4" draw:layer="layout" svg:width="0.017cm" svg:height="0.948cm" svg:x="19.248cm" svg:y="4.924cm" svg:viewBox="0 0 18 949" draw:points="0,949 18,949 18,0 0,0">
          <text:p/>
        </draw:polygon>
        <draw:polygon draw:style-name="gr4" draw:text-style-name="P4" draw:layer="layout" svg:width="0.017cm" svg:height="0.017cm" svg:x="19.248cm" svg:y="5.872cm" svg:viewBox="0 0 18 18" draw:points="0,18 18,18 18,0 0,0">
          <text:p/>
        </draw:polygon>
        <draw:polygon draw:style-name="gr4" draw:text-style-name="P4" draw:layer="layout" svg:width="0.017cm" svg:height="0.017cm" svg:x="19.248cm" svg:y="5.872cm" svg:viewBox="0 0 18 18" draw:points="0,18 18,18 18,0 0,0">
          <text:p/>
        </draw:polygon>
        <draw:frame draw:style-name="gr9" draw:text-style-name="P3" draw:layer="layout" svg:width="6.001cm" svg:height="0.442cm" svg:x="11.344cm" svg:y="4.961cm">
          <draw:text-box>
            <text:p text:style-name="P1"><text:span text:style-name="T2"><text:s text:c="15"/></text:span><text:span text:style-name="T2">Customer Care Registry </text:span></text:p>
          </draw:text-box>
        </draw:frame>
        <draw:frame draw:style-name="gr10" draw:text-style-name="P5" draw:layer="layout" svg:width="0.35cm" svg:height="0.395cm" svg:x="1.588cm" svg:y="5.901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0.35cm" svg:height="0.395cm" svg:x="1.588cm" svg:y="6.304cm">
          <draw:text-box>
            <text:p text:style-name="P1"><text:span text:style-name="T5"><text:s/></text:span></text:p>
          </draw:text-box>
        </draw:frame>
        <draw:frame draw:style-name="gr11" draw:text-style-name="P6" draw:layer="layout" svg:width="0.439cm" svg:height="0.492cm" svg:x="1.588cm" svg:y="6.723cm">
          <draw:text-box>
            <text:p text:style-name="P1"><text:span text:style-name="T6"><text:s/></text:span></text:p>
          </draw:text-box>
        </draw:frame>
        <draw:frame draw:style-name="gr12" draw:text-style-name="P2" draw:layer="layout" svg:width="1.022cm" svg:height="0.425cm" svg:x="2.774cm" svg:y="7.413cm">
          <draw:text-box>
            <text:p text:style-name="P1"><text:span text:style-name="T7">TITLE </text:span></text:p>
          </draw:text-box>
        </draw:frame>
        <draw:frame draw:style-name="gr13" draw:text-style-name="P2" draw:layer="layout" svg:width="2.466cm" svg:height="0.425cm" svg:x="8.337cm" svg:y="7.413cm">
          <draw:text-box>
            <text:p text:style-name="P1"><text:span text:style-name="T7">DESCRIPTION </text:span></text:p>
          </draw:text-box>
        </draw:frame>
        <draw:polygon draw:style-name="gr4" draw:text-style-name="P4" draw:layer="layout" svg:width="0.017cm" svg:height="0.017cm" svg:x="2.549cm" svg:y="7.218cm" svg:viewBox="0 0 18 18" draw:points="0,18 18,18 18,0 0,0">
          <text:p/>
        </draw:polygon>
        <draw:polygon draw:style-name="gr4" draw:text-style-name="P4" draw:layer="layout" svg:width="0.017cm" svg:height="0.017cm" svg:x="2.549cm" svg:y="7.218cm" svg:viewBox="0 0 18 18" draw:points="0,18 18,18 18,0 0,0">
          <text:p/>
        </draw:polygon>
        <draw:polygon draw:style-name="gr4" draw:text-style-name="P4" draw:layer="layout" svg:width="5.546cm" svg:height="0.017cm" svg:x="2.566cm" svg:y="7.218cm" svg:viewBox="0 0 5547 18" draw:points="0,18 5547,18 5547,0 0,0">
          <text:p/>
        </draw:polygon>
        <draw:polygon draw:style-name="gr4" draw:text-style-name="P4" draw:layer="layout" svg:width="0.017cm" svg:height="0.017cm" svg:x="8.112cm" svg:y="7.218cm" svg:viewBox="0 0 18 18" draw:points="0,18 18,18 18,0 0,0">
          <text:p/>
        </draw:polygon>
        <draw:polygon draw:style-name="gr4" draw:text-style-name="P4" draw:layer="layout" svg:width="5.551cm" svg:height="0.017cm" svg:x="8.129cm" svg:y="7.218cm" svg:viewBox="0 0 5552 18" draw:points="0,18 5552,18 5552,0 0,0">
          <text:p/>
        </draw:polygon>
        <draw:polygon draw:style-name="gr4" draw:text-style-name="P4" draw:layer="layout" svg:width="0.017cm" svg:height="0.017cm" svg:x="13.68cm" svg:y="7.218cm" svg:viewBox="0 0 18 18" draw:points="0,18 18,18 18,0 0,0">
          <text:p/>
        </draw:polygon>
        <draw:polygon draw:style-name="gr4" draw:text-style-name="P4" draw:layer="layout" svg:width="5.551cm" svg:height="0.017cm" svg:x="13.697cm" svg:y="7.218cm" svg:viewBox="0 0 5552 18" draw:points="0,18 5552,18 5552,0 0,0">
          <text:p/>
        </draw:polygon>
        <draw:polygon draw:style-name="gr4" draw:text-style-name="P4" draw:layer="layout" svg:width="0.017cm" svg:height="0.017cm" svg:x="19.248cm" svg:y="7.218cm" svg:viewBox="0 0 18 18" draw:points="0,18 18,18 18,0 0,0">
          <text:p/>
        </draw:polygon>
        <draw:polygon draw:style-name="gr4" draw:text-style-name="P4" draw:layer="layout" svg:width="0.017cm" svg:height="0.017cm" svg:x="19.248cm" svg:y="7.218cm" svg:viewBox="0 0 18 18" draw:points="0,18 18,18 18,0 0,0">
          <text:p/>
        </draw:polygon>
        <draw:polygon draw:style-name="gr4" draw:text-style-name="P4" draw:layer="layout" svg:width="0.017cm" svg:height="0.698cm" svg:x="2.549cm" svg:y="7.235cm" svg:viewBox="0 0 18 699" draw:points="0,699 18,699 18,0 0,0">
          <text:p/>
        </draw:polygon>
        <draw:polygon draw:style-name="gr4" draw:text-style-name="P4" draw:layer="layout" svg:width="0.017cm" svg:height="0.698cm" svg:x="8.112cm" svg:y="7.235cm" svg:viewBox="0 0 18 699" draw:points="0,699 18,699 18,0 0,0">
          <text:p/>
        </draw:polygon>
        <draw:polygon draw:style-name="gr4" draw:text-style-name="P4" draw:layer="layout" svg:width="0.017cm" svg:height="0.698cm" svg:x="13.68cm" svg:y="7.235cm" svg:viewBox="0 0 18 699" draw:points="0,699 18,699 18,0 0,0">
          <text:p/>
        </draw:polygon>
        <draw:polygon draw:style-name="gr4" draw:text-style-name="P4" draw:layer="layout" svg:width="0.017cm" svg:height="0.698cm" svg:x="19.248cm" svg:y="7.235cm" svg:viewBox="0 0 18 699" draw:points="0,699 18,699 18,0 0,0">
          <text:p/>
        </draw:polygon>
        <draw:frame draw:style-name="gr14" draw:text-style-name="P2" draw:layer="layout" svg:width="1.043cm" svg:height="0.425cm" svg:x="13.905cm" svg:y="7.413cm">
          <draw:text-box>
            <text:p text:style-name="P1"><text:span text:style-name="T7">DATE </text:span></text:p>
          </draw:text-box>
        </draw:frame>
        <draw:frame draw:style-name="gr15" draw:text-style-name="P2" draw:layer="layout" svg:width="3.524cm" svg:height="0.425cm" svg:x="2.774cm" svg:y="8.129cm">
          <draw:text-box>
            <text:p text:style-name="P1"><text:span text:style-name="T8">Literature Survey &amp; </text:span></text:p>
          </draw:text-box>
        </draw:frame>
        <draw:frame draw:style-name="gr16" draw:text-style-name="P2" draw:layer="layout" svg:width="4.066cm" svg:height="0.425cm" svg:x="2.774cm" svg:y="8.675cm">
          <draw:text-box>
            <text:p text:style-name="P1"><text:span text:style-name="T8">Information Gathering</text:span><text:span text:style-name="T7"> </text:span></text:p>
          </draw:text-box>
        </draw:frame>
        <draw:frame draw:style-name="gr17" draw:text-style-name="P3" draw:layer="layout" svg:width="3.926cm" svg:height="0.395cm" svg:x="8.147cm" svg:y="8.116cm">
          <draw:text-box>
            <text:p text:style-name="P1"><text:span text:style-name="T4">Literature survey on the </text:span></text:p>
          </draw:text-box>
        </draw:frame>
        <draw:frame draw:style-name="gr18" draw:text-style-name="P3" draw:layer="layout" svg:width="4.616cm" svg:height="0.395cm" svg:x="8.147cm" svg:y="8.628cm">
          <draw:text-box>
            <text:p text:style-name="P1"><text:span text:style-name="T4">selected project &amp; gathering </text:span></text:p>
          </draw:text-box>
        </draw:frame>
        <draw:frame draw:style-name="gr19" draw:text-style-name="P3" draw:layer="layout" svg:width="4.667cm" svg:height="0.395cm" svg:x="8.147cm" svg:y="9.142cm">
          <draw:text-box>
            <text:p text:style-name="P1"><text:span text:style-name="T4">information by referring the, </text:span></text:p>
          </draw:text-box>
        </draw:frame>
        <draw:frame draw:style-name="gr20" draw:text-style-name="P2" draw:layer="layout" svg:width="4.523cm" svg:height="0.425cm" svg:x="8.147cm" svg:y="9.658cm">
          <draw:text-box>
            <text:p text:style-name="P1"><text:span text:style-name="T9">technical papers,research </text:span></text:p>
          </draw:text-box>
        </draw:frame>
        <draw:frame draw:style-name="gr21" draw:text-style-name="P2" draw:layer="layout" svg:width="2.931cm" svg:height="0.425cm" svg:x="8.147cm" svg:y="10.217cm">
          <draw:text-box>
            <text:p text:style-name="P1"><text:span text:style-name="T9">publications etc. </text:span></text:p>
          </draw:text-box>
        </draw:frame>
        <draw:polygon draw:style-name="gr4" draw:text-style-name="P4" draw:layer="layout" svg:width="0.017cm" svg:height="0.017cm" svg:x="2.549cm" svg:y="7.933cm" svg:viewBox="0 0 18 18" draw:points="0,18 18,18 18,0 0,0">
          <text:p/>
        </draw:polygon>
        <draw:polygon draw:style-name="gr4" draw:text-style-name="P4" draw:layer="layout" svg:width="5.546cm" svg:height="0.017cm" svg:x="2.566cm" svg:y="7.933cm" svg:viewBox="0 0 5547 18" draw:points="0,18 5547,18 5547,0 0,0">
          <text:p/>
        </draw:polygon>
        <draw:polygon draw:style-name="gr4" draw:text-style-name="P4" draw:layer="layout" svg:width="0.017cm" svg:height="0.017cm" svg:x="8.112cm" svg:y="7.933cm" svg:viewBox="0 0 18 18" draw:points="0,18 18,18 18,0 0,0">
          <text:p/>
        </draw:polygon>
        <draw:polygon draw:style-name="gr4" draw:text-style-name="P4" draw:layer="layout" svg:width="5.551cm" svg:height="0.017cm" svg:x="8.129cm" svg:y="7.933cm" svg:viewBox="0 0 5552 18" draw:points="0,18 5552,18 5552,0 0,0">
          <text:p/>
        </draw:polygon>
        <draw:polygon draw:style-name="gr4" draw:text-style-name="P4" draw:layer="layout" svg:width="0.017cm" svg:height="0.017cm" svg:x="13.68cm" svg:y="7.933cm" svg:viewBox="0 0 18 18" draw:points="0,18 18,18 18,0 0,0">
          <text:p/>
        </draw:polygon>
        <draw:polygon draw:style-name="gr4" draw:text-style-name="P4" draw:layer="layout" svg:width="5.551cm" svg:height="0.017cm" svg:x="13.697cm" svg:y="7.933cm" svg:viewBox="0 0 5552 18" draw:points="0,18 5552,18 5552,0 0,0">
          <text:p/>
        </draw:polygon>
        <draw:polygon draw:style-name="gr4" draw:text-style-name="P4" draw:layer="layout" svg:width="0.017cm" svg:height="0.017cm" svg:x="19.248cm" svg:y="7.933cm" svg:viewBox="0 0 18 18" draw:points="0,18 18,18 18,0 0,0">
          <text:p/>
        </draw:polygon>
        <draw:polygon draw:style-name="gr4" draw:text-style-name="P4" draw:layer="layout" svg:width="0.017cm" svg:height="3.04cm" svg:x="2.549cm" svg:y="7.951cm" svg:viewBox="0 0 18 3041" draw:points="0,3041 18,3041 18,0 0,0">
          <text:p/>
        </draw:polygon>
        <draw:polygon draw:style-name="gr4" draw:text-style-name="P4" draw:layer="layout" svg:width="0.017cm" svg:height="3.04cm" svg:x="8.112cm" svg:y="7.951cm" svg:viewBox="0 0 18 3041" draw:points="0,3041 18,3041 18,0 0,0">
          <text:p/>
        </draw:polygon>
        <draw:polygon draw:style-name="gr4" draw:text-style-name="P4" draw:layer="layout" svg:width="0.017cm" svg:height="3.04cm" svg:x="13.68cm" svg:y="7.951cm" svg:viewBox="0 0 18 3041" draw:points="0,3041 18,3041 18,0 0,0">
          <text:p/>
        </draw:polygon>
        <draw:polygon draw:style-name="gr4" draw:text-style-name="P4" draw:layer="layout" svg:width="0.017cm" svg:height="3.04cm" svg:x="19.248cm" svg:y="7.951cm" svg:viewBox="0 0 18 3041" draw:points="0,3041 18,3041 18,0 0,0">
          <text:p/>
        </draw:polygon>
        <draw:frame draw:style-name="gr22" draw:text-style-name="P2" draw:layer="layout" svg:width="3.651cm" svg:height="0.425cm" svg:x="13.905cm" svg:y="8.124cm">
          <draw:text-box>
            <text:p text:style-name="P1"><text:span text:style-name="T9">28 SEPTEMBER 2022 </text:span></text:p>
          </draw:text-box>
        </draw:frame>
        <draw:frame draw:style-name="gr23" draw:text-style-name="P2" draw:layer="layout" svg:width="4.049cm" svg:height="0.425cm" svg:x="2.774cm" svg:y="11.186cm">
          <draw:text-box>
            <text:p text:style-name="P1"><text:span text:style-name="T8">Prepare Empathy Map</text:span><text:span text:style-name="T7"> </text:span></text:p>
          </draw:text-box>
        </draw:frame>
        <draw:frame draw:style-name="gr24" draw:text-style-name="P3" draw:layer="layout" svg:width="4.904cm" svg:height="0.395cm" svg:x="8.337cm" svg:y="11.169cm">
          <draw:text-box>
            <text:p text:style-name="P1"><text:span text:style-name="T4">Prepare Empathy Map Canvas </text:span></text:p>
          </draw:text-box>
        </draw:frame>
        <draw:frame draw:style-name="gr25" draw:text-style-name="P3" draw:layer="layout" svg:width="4.439cm" svg:height="0.395cm" svg:x="8.337cm" svg:y="11.686cm">
          <draw:text-box>
            <text:p text:style-name="P1"><text:span text:style-name="T4">to capture the user Pains &amp; </text:span></text:p>
          </draw:text-box>
        </draw:frame>
        <draw:frame draw:style-name="gr26" draw:text-style-name="P3" draw:layer="layout" svg:width="4.836cm" svg:height="0.395cm" svg:x="8.337cm" svg:y="12.194cm">
          <draw:text-box>
            <text:p text:style-name="P1"><text:span text:style-name="T4">Gains, Prepare list of problem </text:span></text:p>
          </draw:text-box>
        </draw:frame>
        <draw:frame draw:style-name="gr27" draw:text-style-name="P3" draw:layer="layout" svg:width="1.89cm" svg:height="0.395cm" svg:x="8.337cm" svg:y="12.706cm">
          <draw:text-box>
            <text:p text:style-name="P1"><text:span text:style-name="T4">statements </text:span></text:p>
          </draw:text-box>
        </draw:frame>
        <draw:polygon draw:style-name="gr4" draw:text-style-name="P4" draw:layer="layout" svg:width="0.017cm" svg:height="0.017cm" svg:x="2.549cm" svg:y="10.991cm" svg:viewBox="0 0 18 18" draw:points="0,18 18,18 18,0 0,0">
          <text:p/>
        </draw:polygon>
        <draw:polygon draw:style-name="gr4" draw:text-style-name="P4" draw:layer="layout" svg:width="5.546cm" svg:height="0.017cm" svg:x="2.566cm" svg:y="10.991cm" svg:viewBox="0 0 5547 18" draw:points="0,18 5547,18 5547,0 0,0">
          <text:p/>
        </draw:polygon>
        <draw:polygon draw:style-name="gr4" draw:text-style-name="P4" draw:layer="layout" svg:width="0.017cm" svg:height="0.017cm" svg:x="8.112cm" svg:y="10.991cm" svg:viewBox="0 0 18 18" draw:points="0,18 18,18 18,0 0,0">
          <text:p/>
        </draw:polygon>
        <draw:polygon draw:style-name="gr4" draw:text-style-name="P4" draw:layer="layout" svg:width="5.551cm" svg:height="0.017cm" svg:x="8.129cm" svg:y="10.991cm" svg:viewBox="0 0 5552 18" draw:points="0,18 5552,18 5552,0 0,0">
          <text:p/>
        </draw:polygon>
        <draw:polygon draw:style-name="gr4" draw:text-style-name="P4" draw:layer="layout" svg:width="0.017cm" svg:height="0.017cm" svg:x="13.68cm" svg:y="10.991cm" svg:viewBox="0 0 18 18" draw:points="0,18 18,18 18,0 0,0">
          <text:p/>
        </draw:polygon>
        <draw:polygon draw:style-name="gr4" draw:text-style-name="P4" draw:layer="layout" svg:width="5.551cm" svg:height="0.017cm" svg:x="13.697cm" svg:y="10.991cm" svg:viewBox="0 0 5552 18" draw:points="0,18 5552,18 5552,0 0,0">
          <text:p/>
        </draw:polygon>
        <draw:polygon draw:style-name="gr4" draw:text-style-name="P4" draw:layer="layout" svg:width="0.017cm" svg:height="0.017cm" svg:x="19.248cm" svg:y="10.991cm" svg:viewBox="0 0 18 18" draw:points="0,18 18,18 18,0 0,0">
          <text:p/>
        </draw:polygon>
        <draw:polygon draw:style-name="gr4" draw:text-style-name="P4" draw:layer="layout" svg:width="0.017cm" svg:height="2.599cm" svg:x="2.549cm" svg:y="11.008cm" svg:viewBox="0 0 18 2600" draw:points="0,2600 18,2600 18,0 0,0">
          <text:p/>
        </draw:polygon>
        <draw:polygon draw:style-name="gr4" draw:text-style-name="P4" draw:layer="layout" svg:width="0.017cm" svg:height="2.599cm" svg:x="8.112cm" svg:y="11.008cm" svg:viewBox="0 0 18 2600" draw:points="0,2600 18,2600 18,0 0,0">
          <text:p/>
        </draw:polygon>
        <draw:polygon draw:style-name="gr4" draw:text-style-name="P4" draw:layer="layout" svg:width="0.017cm" svg:height="2.599cm" svg:x="13.68cm" svg:y="11.008cm" svg:viewBox="0 0 18 2600" draw:points="0,2600 18,2600 18,0 0,0">
          <text:p/>
        </draw:polygon>
        <draw:polygon draw:style-name="gr4" draw:text-style-name="P4" draw:layer="layout" svg:width="0.017cm" svg:height="2.599cm" svg:x="19.248cm" svg:y="11.008cm" svg:viewBox="0 0 18 2600" draw:points="0,2600 18,2600 18,0 0,0">
          <text:p/>
        </draw:polygon>
        <draw:frame draw:style-name="gr22" draw:text-style-name="P2" draw:layer="layout" svg:width="3.651cm" svg:height="0.425cm" svg:x="13.905cm" svg:y="11.186cm">
          <draw:text-box>
            <text:p text:style-name="P1"><text:span text:style-name="T9">24 SEPTEMBER 2022 </text:span></text:p>
          </draw:text-box>
        </draw:frame>
        <draw:frame draw:style-name="gr28" draw:text-style-name="P2" draw:layer="layout" svg:width="1.568cm" svg:height="0.425cm" svg:x="2.774cm" svg:y="13.802cm">
          <draw:text-box>
            <text:p text:style-name="P1"><text:span text:style-name="T8">Ideation</text:span><text:span text:style-name="T7"> </text:span></text:p>
          </draw:text-box>
        </draw:frame>
        <draw:frame draw:style-name="gr29" draw:text-style-name="P2" draw:layer="layout" svg:width="4.422cm" svg:height="0.425cm" svg:x="8.337cm" svg:y="13.802cm">
          <draw:text-box>
            <text:p text:style-name="P1"><text:span text:style-name="T9">List the by organizing the </text:span></text:p>
          </draw:text-box>
        </draw:frame>
        <draw:frame draw:style-name="gr30" draw:text-style-name="P2" draw:layer="layout" svg:width="4.633cm" svg:height="0.425cm" svg:x="8.337cm" svg:y="14.319cm">
          <draw:text-box>
            <text:p text:style-name="P1"><text:span text:style-name="T9">brainstorming session and </text:span></text:p>
          </draw:text-box>
        </draw:frame>
        <draw:frame draw:style-name="gr31" draw:text-style-name="P2" draw:layer="layout" svg:width="4.328cm" svg:height="0.425cm" svg:x="8.337cm" svg:y="14.835cm">
          <draw:text-box>
            <text:p text:style-name="P1"><text:span text:style-name="T9">prioritize the top 3 ideas </text:span></text:p>
          </draw:text-box>
        </draw:frame>
        <draw:frame draw:style-name="gr32" draw:text-style-name="P2" draw:layer="layout" svg:width="4.485cm" svg:height="0.425cm" svg:x="8.337cm" svg:y="15.353cm">
          <draw:text-box>
            <text:p text:style-name="P1"><text:span text:style-name="T9">based on the feasibility &amp; </text:span></text:p>
          </draw:text-box>
        </draw:frame>
        <draw:frame draw:style-name="gr33" draw:text-style-name="P2" draw:layer="layout" svg:width="2.195cm" svg:height="0.425cm" svg:x="8.337cm" svg:y="15.869cm">
          <draw:text-box>
            <text:p text:style-name="P1"><text:span text:style-name="T9">importance. </text:span></text:p>
          </draw:text-box>
        </draw:frame>
        <draw:polygon draw:style-name="gr4" draw:text-style-name="P4" draw:layer="layout" svg:width="0.017cm" svg:height="0.018cm" svg:x="2.549cm" svg:y="13.607cm" svg:viewBox="0 0 18 19" draw:points="0,19 18,19 18,0 0,0">
          <text:p/>
        </draw:polygon>
        <draw:polygon draw:style-name="gr4" draw:text-style-name="P4" draw:layer="layout" svg:width="5.546cm" svg:height="0.018cm" svg:x="2.566cm" svg:y="13.607cm" svg:viewBox="0 0 5547 19" draw:points="0,19 5547,19 5547,0 0,0">
          <text:p/>
        </draw:polygon>
        <draw:polygon draw:style-name="gr4" draw:text-style-name="P4" draw:layer="layout" svg:width="0.017cm" svg:height="0.018cm" svg:x="8.112cm" svg:y="13.607cm" svg:viewBox="0 0 18 19" draw:points="0,19 18,19 18,0 0,0">
          <text:p/>
        </draw:polygon>
        <draw:polygon draw:style-name="gr4" draw:text-style-name="P4" draw:layer="layout" svg:width="5.551cm" svg:height="0.018cm" svg:x="8.129cm" svg:y="13.607cm" svg:viewBox="0 0 5552 19" draw:points="0,19 5552,19 5552,0 0,0">
          <text:p/>
        </draw:polygon>
        <draw:polygon draw:style-name="gr4" draw:text-style-name="P4" draw:layer="layout" svg:width="0.017cm" svg:height="0.018cm" svg:x="13.68cm" svg:y="13.607cm" svg:viewBox="0 0 18 19" draw:points="0,19 18,19 18,0 0,0">
          <text:p/>
        </draw:polygon>
        <draw:polygon draw:style-name="gr4" draw:text-style-name="P4" draw:layer="layout" svg:width="5.551cm" svg:height="0.018cm" svg:x="13.697cm" svg:y="13.607cm" svg:viewBox="0 0 5552 19" draw:points="0,19 5552,19 5552,0 0,0">
          <text:p/>
        </draw:polygon>
        <draw:polygon draw:style-name="gr4" draw:text-style-name="P4" draw:layer="layout" svg:width="0.017cm" svg:height="0.018cm" svg:x="19.248cm" svg:y="13.607cm" svg:viewBox="0 0 18 19" draw:points="0,19 18,19 18,0 0,0">
          <text:p/>
        </draw:polygon>
        <draw:polygon draw:style-name="gr4" draw:text-style-name="P4" draw:layer="layout" svg:width="0.017cm" svg:height="3.222cm" svg:x="2.549cm" svg:y="13.624cm" svg:viewBox="0 0 18 3223" draw:points="0,3223 18,3223 18,0 0,0">
          <text:p/>
        </draw:polygon>
        <draw:polygon draw:style-name="gr4" draw:text-style-name="P4" draw:layer="layout" svg:width="0.017cm" svg:height="3.222cm" svg:x="8.112cm" svg:y="13.624cm" svg:viewBox="0 0 18 3223" draw:points="0,3223 18,3223 18,0 0,0">
          <text:p/>
        </draw:polygon>
        <draw:polygon draw:style-name="gr4" draw:text-style-name="P4" draw:layer="layout" svg:width="0.017cm" svg:height="3.222cm" svg:x="13.68cm" svg:y="13.624cm" svg:viewBox="0 0 18 3223" draw:points="0,3223 18,3223 18,0 0,0">
          <text:p/>
        </draw:polygon>
        <draw:polygon draw:style-name="gr4" draw:text-style-name="P4" draw:layer="layout" svg:width="0.017cm" svg:height="3.222cm" svg:x="19.248cm" svg:y="13.624cm" svg:viewBox="0 0 18 3223" draw:points="0,3223 18,3223 18,0 0,0">
          <text:p/>
        </draw:polygon>
        <draw:frame draw:style-name="gr22" draw:text-style-name="P2" draw:layer="layout" svg:width="3.651cm" svg:height="0.425cm" svg:x="13.905cm" svg:y="13.802cm">
          <draw:text-box>
            <text:p text:style-name="P1"><text:span text:style-name="T9">25 SEPTEMBER 2022 </text:span></text:p>
          </draw:text-box>
        </draw:frame>
        <draw:frame draw:style-name="gr34" draw:text-style-name="P2" draw:layer="layout" svg:width="3.338cm" svg:height="0.425cm" svg:x="2.774cm" svg:y="17.042cm">
          <draw:text-box>
            <text:p text:style-name="P1"><text:span text:style-name="T8">Proposed Solution</text:span><text:span text:style-name="T7"> </text:span></text:p>
          </draw:text-box>
        </draw:frame>
        <draw:frame draw:style-name="gr35" draw:text-style-name="P2" draw:layer="layout" svg:width="5.378cm" svg:height="0.425cm" svg:x="8.337cm" svg:y="17.042cm">
          <draw:text-box>
            <text:p text:style-name="P1"><text:span text:style-name="T9">Prepare the proposed solution </text:span></text:p>
          </draw:text-box>
        </draw:frame>
        <draw:frame draw:style-name="gr36" draw:text-style-name="P2" draw:layer="layout" svg:width="5.285cm" svg:height="0.425cm" svg:x="8.337cm" svg:y="17.558cm">
          <draw:text-box>
            <text:p text:style-name="P1"><text:span text:style-name="T9">document, which includes the </text:span></text:p>
          </draw:text-box>
        </draw:frame>
        <draw:frame draw:style-name="gr37" draw:text-style-name="P2" draw:layer="layout" svg:width="4.629cm" svg:height="0.425cm" svg:x="8.337cm" svg:y="18.075cm">
          <draw:text-box>
            <text:p text:style-name="P1"><text:span text:style-name="T9">novelty, feasibility of idea, </text:span></text:p>
          </draw:text-box>
        </draw:frame>
        <draw:frame draw:style-name="gr38" draw:text-style-name="P2" draw:layer="layout" svg:width="5.323cm" svg:height="0.425cm" svg:x="8.337cm" svg:y="18.591cm">
          <draw:text-box>
            <text:p text:style-name="P1"><text:span text:style-name="T9">business model, social impact, </text:span></text:p>
          </draw:text-box>
        </draw:frame>
        <draw:frame draw:style-name="gr39" draw:text-style-name="P2" draw:layer="layout" svg:width="4.578cm" svg:height="0.425cm" svg:x="8.337cm" svg:y="19.108cm">
          <draw:text-box>
            <text:p text:style-name="P1"><text:span text:style-name="T9">scalability of solution, etc. </text:span></text:p>
          </draw:text-box>
        </draw:frame>
        <draw:polygon draw:style-name="gr4" draw:text-style-name="P4" draw:layer="layout" svg:width="0.017cm" svg:height="0.017cm" svg:x="2.549cm" svg:y="16.846cm" svg:viewBox="0 0 18 18" draw:points="0,18 18,18 18,0 0,0">
          <text:p/>
        </draw:polygon>
        <draw:polygon draw:style-name="gr4" draw:text-style-name="P4" draw:layer="layout" svg:width="5.546cm" svg:height="0.017cm" svg:x="2.566cm" svg:y="16.846cm" svg:viewBox="0 0 5547 18" draw:points="0,18 5547,18 5547,0 0,0">
          <text:p/>
        </draw:polygon>
        <draw:polygon draw:style-name="gr4" draw:text-style-name="P4" draw:layer="layout" svg:width="0.017cm" svg:height="0.017cm" svg:x="8.112cm" svg:y="16.846cm" svg:viewBox="0 0 18 18" draw:points="0,18 18,18 18,0 0,0">
          <text:p/>
        </draw:polygon>
        <draw:polygon draw:style-name="gr4" draw:text-style-name="P4" draw:layer="layout" svg:width="5.551cm" svg:height="0.017cm" svg:x="8.129cm" svg:y="16.846cm" svg:viewBox="0 0 5552 18" draw:points="0,18 5552,18 5552,0 0,0">
          <text:p/>
        </draw:polygon>
        <draw:polygon draw:style-name="gr4" draw:text-style-name="P4" draw:layer="layout" svg:width="0.017cm" svg:height="0.017cm" svg:x="13.68cm" svg:y="16.846cm" svg:viewBox="0 0 18 18" draw:points="0,18 18,18 18,0 0,0">
          <text:p/>
        </draw:polygon>
        <draw:polygon draw:style-name="gr4" draw:text-style-name="P4" draw:layer="layout" svg:width="5.551cm" svg:height="0.017cm" svg:x="13.697cm" svg:y="16.846cm" svg:viewBox="0 0 5552 18" draw:points="0,18 5552,18 5552,0 0,0">
          <text:p/>
        </draw:polygon>
        <draw:polygon draw:style-name="gr4" draw:text-style-name="P4" draw:layer="layout" svg:width="0.017cm" svg:height="0.017cm" svg:x="19.248cm" svg:y="16.846cm" svg:viewBox="0 0 18 18" draw:points="0,18 18,18 18,0 0,0">
          <text:p/>
        </draw:polygon>
        <draw:polygon draw:style-name="gr4" draw:text-style-name="P4" draw:layer="layout" svg:width="0.017cm" svg:height="3.738cm" svg:x="2.549cm" svg:y="16.863cm" svg:viewBox="0 0 18 3739" draw:points="0,3739 18,3739 18,0 0,0">
          <text:p/>
        </draw:polygon>
        <draw:polygon draw:style-name="gr4" draw:text-style-name="P4" draw:layer="layout" svg:width="0.017cm" svg:height="3.738cm" svg:x="8.112cm" svg:y="16.863cm" svg:viewBox="0 0 18 3739" draw:points="0,3739 18,3739 18,0 0,0">
          <text:p/>
        </draw:polygon>
        <draw:polygon draw:style-name="gr4" draw:text-style-name="P4" draw:layer="layout" svg:width="0.017cm" svg:height="3.738cm" svg:x="13.68cm" svg:y="16.863cm" svg:viewBox="0 0 18 3739" draw:points="0,3739 18,3739 18,0 0,0">
          <text:p/>
        </draw:polygon>
        <draw:polygon draw:style-name="gr4" draw:text-style-name="P4" draw:layer="layout" svg:width="0.017cm" svg:height="3.738cm" svg:x="19.248cm" svg:y="16.863cm" svg:viewBox="0 0 18 3739" draw:points="0,3739 18,3739 18,0 0,0">
          <text:p/>
        </draw:polygon>
        <draw:frame draw:style-name="gr22" draw:text-style-name="P2" draw:layer="layout" svg:width="3.651cm" svg:height="0.425cm" svg:x="13.905cm" svg:y="17.042cm">
          <draw:text-box>
            <text:p text:style-name="P1"><text:span text:style-name="T9">23 SEPTEMBER 2022 </text:span></text:p>
          </draw:text-box>
        </draw:frame>
        <draw:frame draw:style-name="gr40" draw:text-style-name="P7" draw:layer="layout" svg:width="0.511cm" svg:height="0.577cm" svg:x="2.566cm" svg:y="20.642cm">
          <draw:text-box>
            <text:p text:style-name="P1"><text:span text:style-name="T10"><text:s/></text:span></text:p>
          </draw:text-box>
        </draw:frame>
        <draw:frame draw:style-name="gr41" draw:text-style-name="P2" draw:layer="layout" svg:width="3.706cm" svg:height="0.425cm" svg:x="2.774cm" svg:y="21.301cm">
          <draw:text-box>
            <text:p text:style-name="P1"><text:span text:style-name="T8">Problem Solution Fit</text:span><text:span text:style-name="T7"> </text:span></text:p>
          </draw:text-box>
        </draw:frame>
        <draw:frame draw:style-name="gr42" draw:text-style-name="P2" draw:layer="layout" svg:width="5.217cm" svg:height="0.425cm" svg:x="8.337cm" svg:y="20.797cm">
          <draw:text-box>
            <text:p text:style-name="P1"><text:span text:style-name="T9">Prepare problem - solution fit </text:span></text:p>
          </draw:text-box>
        </draw:frame>
        <draw:frame draw:style-name="gr43" draw:text-style-name="P2" draw:layer="layout" svg:width="1.971cm" svg:height="0.425cm" svg:x="8.337cm" svg:y="21.314cm">
          <draw:text-box>
            <text:p text:style-name="P1"><text:span text:style-name="T9">document. </text:span></text:p>
          </draw:text-box>
        </draw:frame>
        <draw:polygon draw:style-name="gr4" draw:text-style-name="P4" draw:layer="layout" svg:width="0.017cm" svg:height="0.017cm" svg:x="2.549cm" svg:y="20.601cm" svg:viewBox="0 0 18 18" draw:points="0,18 18,18 18,0 0,0">
          <text:p/>
        </draw:polygon>
        <draw:polygon draw:style-name="gr4" draw:text-style-name="P4" draw:layer="layout" svg:width="5.546cm" svg:height="0.017cm" svg:x="2.566cm" svg:y="20.601cm" svg:viewBox="0 0 5547 18" draw:points="0,18 5547,18 5547,0 0,0">
          <text:p/>
        </draw:polygon>
        <draw:polygon draw:style-name="gr4" draw:text-style-name="P4" draw:layer="layout" svg:width="0.017cm" svg:height="0.017cm" svg:x="8.112cm" svg:y="20.601cm" svg:viewBox="0 0 18 18" draw:points="0,18 18,18 18,0 0,0">
          <text:p/>
        </draw:polygon>
        <draw:polygon draw:style-name="gr4" draw:text-style-name="P4" draw:layer="layout" svg:width="5.551cm" svg:height="0.017cm" svg:x="8.129cm" svg:y="20.601cm" svg:viewBox="0 0 5552 18" draw:points="0,18 5552,18 5552,0 0,0">
          <text:p/>
        </draw:polygon>
        <draw:polygon draw:style-name="gr4" draw:text-style-name="P4" draw:layer="layout" svg:width="0.017cm" svg:height="0.017cm" svg:x="13.68cm" svg:y="20.601cm" svg:viewBox="0 0 18 18" draw:points="0,18 18,18 18,0 0,0">
          <text:p/>
        </draw:polygon>
        <draw:polygon draw:style-name="gr4" draw:text-style-name="P4" draw:layer="layout" svg:width="5.551cm" svg:height="0.017cm" svg:x="13.697cm" svg:y="20.601cm" svg:viewBox="0 0 5552 18" draw:points="0,18 5552,18 5552,0 0,0">
          <text:p/>
        </draw:polygon>
        <draw:polygon draw:style-name="gr4" draw:text-style-name="P4" draw:layer="layout" svg:width="0.017cm" svg:height="0.017cm" svg:x="19.248cm" svg:y="20.601cm" svg:viewBox="0 0 18 18" draw:points="0,18 18,18 18,0 0,0">
          <text:p/>
        </draw:polygon>
        <draw:polygon draw:style-name="gr4" draw:text-style-name="P4" draw:layer="layout" svg:width="0.017cm" svg:height="1.668cm" svg:x="2.549cm" svg:y="20.619cm" svg:viewBox="0 0 18 1669" draw:points="0,1669 18,1669 18,0 0,0">
          <text:p/>
        </draw:polygon>
        <draw:polygon draw:style-name="gr4" draw:text-style-name="P4" draw:layer="layout" svg:width="0.017cm" svg:height="1.668cm" svg:x="8.112cm" svg:y="20.619cm" svg:viewBox="0 0 18 1669" draw:points="0,1669 18,1669 18,0 0,0">
          <text:p/>
        </draw:polygon>
        <draw:polygon draw:style-name="gr4" draw:text-style-name="P4" draw:layer="layout" svg:width="0.017cm" svg:height="1.668cm" svg:x="13.68cm" svg:y="20.619cm" svg:viewBox="0 0 18 1669" draw:points="0,1669 18,1669 18,0 0,0">
          <text:p/>
        </draw:polygon>
        <draw:polygon draw:style-name="gr4" draw:text-style-name="P4" draw:layer="layout" svg:width="0.017cm" svg:height="1.668cm" svg:x="19.248cm" svg:y="20.619cm" svg:viewBox="0 0 18 1669" draw:points="0,1669 18,1669 18,0 0,0">
          <text:p/>
        </draw:polygon>
        <draw:frame draw:style-name="gr22" draw:text-style-name="P2" draw:layer="layout" svg:width="3.651cm" svg:height="0.425cm" svg:x="13.905cm" svg:y="20.797cm">
          <draw:text-box>
            <text:p text:style-name="P1"><text:span text:style-name="T9">30 SEPTEMBER 2022 </text:span></text:p>
          </draw:text-box>
        </draw:frame>
        <draw:frame draw:style-name="gr44" draw:text-style-name="P8" draw:layer="layout" svg:width="0.562cm" svg:height="0.628cm" svg:x="2.566cm" svg:y="22.341cm">
          <draw:text-box>
            <text:p text:style-name="P1"><text:span text:style-name="T11"><text:s/></text:span></text:p>
          </draw:text-box>
        </draw:frame>
        <draw:frame draw:style-name="gr45" draw:text-style-name="P2" draw:layer="layout" svg:width="3.867cm" svg:height="0.425cm" svg:x="2.774cm" svg:y="23.058cm">
          <draw:text-box>
            <text:p text:style-name="P1"><text:span text:style-name="T8">Solution Architecture</text:span><text:span text:style-name="T7"> </text:span></text:p>
          </draw:text-box>
        </draw:frame>
        <draw:frame draw:style-name="gr46" draw:text-style-name="P2" draw:layer="layout" svg:width="5.162cm" svg:height="0.425cm" svg:x="8.337cm" svg:y="22.487cm">
          <draw:text-box>
            <text:p text:style-name="P1"><text:span text:style-name="T9">Prepare solution architecture </text:span></text:p>
          </draw:text-box>
        </draw:frame>
        <draw:frame draw:style-name="gr43" draw:text-style-name="P2" draw:layer="layout" svg:width="1.971cm" svg:height="0.425cm" svg:x="8.337cm" svg:y="23.003cm">
          <draw:text-box>
            <text:p text:style-name="P1"><text:span text:style-name="T9">document. </text:span></text:p>
          </draw:text-box>
        </draw:frame>
        <draw:polygon draw:style-name="gr4" draw:text-style-name="P4" draw:layer="layout" svg:width="0.017cm" svg:height="0.017cm" svg:x="2.549cm" svg:y="22.287cm" svg:viewBox="0 0 18 18" draw:points="0,18 18,18 18,0 0,0">
          <text:p/>
        </draw:polygon>
        <draw:polygon draw:style-name="gr4" draw:text-style-name="P4" draw:layer="layout" svg:width="5.546cm" svg:height="0.017cm" svg:x="2.566cm" svg:y="22.287cm" svg:viewBox="0 0 5547 18" draw:points="0,18 5547,18 5547,0 0,0">
          <text:p/>
        </draw:polygon>
        <draw:polygon draw:style-name="gr4" draw:text-style-name="P4" draw:layer="layout" svg:width="0.017cm" svg:height="0.017cm" svg:x="8.112cm" svg:y="22.287cm" svg:viewBox="0 0 18 18" draw:points="0,18 18,18 18,0 0,0">
          <text:p/>
        </draw:polygon>
        <draw:polygon draw:style-name="gr4" draw:text-style-name="P4" draw:layer="layout" svg:width="5.551cm" svg:height="0.017cm" svg:x="8.129cm" svg:y="22.287cm" svg:viewBox="0 0 5552 18" draw:points="0,18 5552,18 5552,0 0,0">
          <text:p/>
        </draw:polygon>
        <draw:polygon draw:style-name="gr4" draw:text-style-name="P4" draw:layer="layout" svg:width="0.017cm" svg:height="0.017cm" svg:x="13.68cm" svg:y="22.287cm" svg:viewBox="0 0 18 18" draw:points="0,18 18,18 18,0 0,0">
          <text:p/>
        </draw:polygon>
        <draw:polygon draw:style-name="gr4" draw:text-style-name="P4" draw:layer="layout" svg:width="5.551cm" svg:height="0.017cm" svg:x="13.697cm" svg:y="22.287cm" svg:viewBox="0 0 5552 18" draw:points="0,18 5552,18 5552,0 0,0">
          <text:p/>
        </draw:polygon>
        <draw:polygon draw:style-name="gr4" draw:text-style-name="P4" draw:layer="layout" svg:width="0.017cm" svg:height="0.017cm" svg:x="19.248cm" svg:y="22.287cm" svg:viewBox="0 0 18 18" draw:points="0,18 18,18 18,0 0,0">
          <text:p/>
        </draw:polygon>
        <draw:polygon draw:style-name="gr4" draw:text-style-name="P4" draw:layer="layout" svg:width="0.017cm" svg:height="1.99cm" svg:x="2.549cm" svg:y="22.304cm" svg:viewBox="0 0 18 1991" draw:points="0,1991 18,1991 18,0 0,0">
          <text:p/>
        </draw:polygon>
        <draw:polygon draw:style-name="gr4" draw:text-style-name="P4" draw:layer="layout" svg:width="0.017cm" svg:height="0.017cm" svg:x="2.549cm" svg:y="24.294cm" svg:viewBox="0 0 18 18" draw:points="0,18 18,18 18,0 0,0">
          <text:p/>
        </draw:polygon>
        <draw:polygon draw:style-name="gr4" draw:text-style-name="P4" draw:layer="layout" svg:width="0.017cm" svg:height="0.017cm" svg:x="2.549cm" svg:y="24.294cm" svg:viewBox="0 0 18 18" draw:points="0,18 18,18 18,0 0,0">
          <text:p/>
        </draw:polygon>
        <draw:polygon draw:style-name="gr4" draw:text-style-name="P4" draw:layer="layout" svg:width="5.546cm" svg:height="0.017cm" svg:x="2.566cm" svg:y="24.294cm" svg:viewBox="0 0 5547 18" draw:points="0,18 5547,18 5547,0 0,0">
          <text:p/>
        </draw:polygon>
        <draw:polygon draw:style-name="gr4" draw:text-style-name="P4" draw:layer="layout" svg:width="0.017cm" svg:height="1.99cm" svg:x="8.112cm" svg:y="22.304cm" svg:viewBox="0 0 18 1991" draw:points="0,1991 18,1991 18,0 0,0">
          <text:p/>
        </draw:polygon>
        <draw:polygon draw:style-name="gr4" draw:text-style-name="P4" draw:layer="layout" svg:width="0.017cm" svg:height="0.017cm" svg:x="8.112cm" svg:y="24.294cm" svg:viewBox="0 0 18 18" draw:points="0,18 18,18 18,0 0,0">
          <text:p/>
        </draw:polygon>
        <draw:polygon draw:style-name="gr4" draw:text-style-name="P4" draw:layer="layout" svg:width="5.551cm" svg:height="0.017cm" svg:x="8.129cm" svg:y="24.294cm" svg:viewBox="0 0 5552 18" draw:points="0,18 5552,18 5552,0 0,0">
          <text:p/>
        </draw:polygon>
        <draw:polygon draw:style-name="gr4" draw:text-style-name="P4" draw:layer="layout" svg:width="0.017cm" svg:height="1.99cm" svg:x="13.68cm" svg:y="22.304cm" svg:viewBox="0 0 18 1991" draw:points="0,1991 18,1991 18,0 0,0">
          <text:p/>
        </draw:polygon>
        <draw:polygon draw:style-name="gr4" draw:text-style-name="P4" draw:layer="layout" svg:width="0.017cm" svg:height="0.017cm" svg:x="13.68cm" svg:y="24.294cm" svg:viewBox="0 0 18 18" draw:points="0,18 18,18 18,0 0,0">
          <text:p/>
        </draw:polygon>
        <draw:polygon draw:style-name="gr4" draw:text-style-name="P4" draw:layer="layout" svg:width="5.551cm" svg:height="0.017cm" svg:x="13.697cm" svg:y="24.294cm" svg:viewBox="0 0 5552 18" draw:points="0,18 5552,18 5552,0 0,0">
          <text:p/>
        </draw:polygon>
        <draw:polygon draw:style-name="gr4" draw:text-style-name="P4" draw:layer="layout" svg:width="0.017cm" svg:height="1.99cm" svg:x="19.248cm" svg:y="22.304cm" svg:viewBox="0 0 18 1991" draw:points="0,1991 18,1991 18,0 0,0">
          <text:p/>
        </draw:polygon>
        <draw:polygon draw:style-name="gr4" draw:text-style-name="P4" draw:layer="layout" svg:width="0.017cm" svg:height="0.017cm" svg:x="19.248cm" svg:y="24.294cm" svg:viewBox="0 0 18 18" draw:points="0,18 18,18 18,0 0,0">
          <text:p/>
        </draw:polygon>
        <draw:polygon draw:style-name="gr4" draw:text-style-name="P4" draw:layer="layout" svg:width="0.017cm" svg:height="0.017cm" svg:x="19.248cm" svg:y="24.294cm" svg:viewBox="0 0 18 18" draw:points="0,18 18,18 18,0 0,0">
          <text:p/>
        </draw:polygon>
        <draw:frame draw:style-name="gr22" draw:text-style-name="P2" draw:layer="layout" svg:width="3.651cm" svg:height="0.425cm" svg:x="13.905cm" svg:y="22.483cm">
          <draw:text-box>
            <text:p text:style-name="P1"><text:span text:style-name="T9">28 SEPTEMBER 2022 </text:span></text:p>
          </draw:text-box>
        </draw:frame>
      </draw:page>
      <draw:page draw:name="page2" draw:style-name="dp1" draw:master-page-name="master-page3">
        <draw:frame draw:style-name="gr47" draw:text-style-name="P2" draw:layer="layout" svg:width="3.291cm" svg:height="0.425cm" svg:x="2.774cm" svg:y="2.685cm">
          <draw:text-box>
            <text:p text:style-name="P1"><text:span text:style-name="T8">Customer Journey</text:span><text:span text:style-name="T7"> </text:span></text:p>
          </draw:text-box>
        </draw:frame>
        <draw:frame draw:style-name="gr48" draw:text-style-name="P2" draw:layer="layout" svg:width="5.289cm" svg:height="0.425cm" svg:x="8.337cm" svg:y="2.672cm">
          <draw:text-box>
            <text:p text:style-name="P1"><text:span text:style-name="T9">Prepare the customer journey </text:span></text:p>
          </draw:text-box>
        </draw:frame>
        <draw:frame draw:style-name="gr49" draw:text-style-name="P2" draw:layer="layout" svg:width="5.099cm" svg:height="0.425cm" svg:x="8.337cm" svg:y="3.231cm">
          <draw:text-box>
            <text:p text:style-name="P1"><text:span text:style-name="T9">maps to understand the user </text:span></text:p>
          </draw:text-box>
        </draw:frame>
        <draw:frame draw:style-name="gr50" draw:text-style-name="P2" draw:layer="layout" svg:width="4.701cm" svg:height="0.425cm" svg:x="8.337cm" svg:y="3.79cm">
          <draw:text-box>
            <text:p text:style-name="P1"><text:span text:style-name="T9">interactions &amp; experiences </text:span></text:p>
          </draw:text-box>
        </draw:frame>
        <draw:frame draw:style-name="gr51" draw:text-style-name="P2" draw:layer="layout" svg:width="5.146cm" svg:height="0.425cm" svg:x="8.337cm" svg:y="4.344cm">
          <draw:text-box>
            <text:p text:style-name="P1"><text:span text:style-name="T9">with the application (entry to </text:span></text:p>
          </draw:text-box>
        </draw:frame>
        <draw:frame draw:style-name="gr52" draw:text-style-name="P2" draw:layer="layout" svg:width="0.963cm" svg:height="0.425cm" svg:x="8.337cm" svg:y="4.903cm">
          <draw:text-box>
            <text:p text:style-name="P1"><text:span text:style-name="T9">exit). </text:span></text:p>
          </draw:text-box>
        </draw:frame>
        <draw:polygon draw:style-name="gr4" draw:text-style-name="P4" draw:layer="layout" svg:width="0.017cm" svg:height="0.017cm" svg:x="2.549cm" svg:y="2.506cm" svg:viewBox="0 0 18 18" draw:points="0,18 18,18 18,0 0,0">
          <text:p/>
        </draw:polygon>
        <draw:polygon draw:style-name="gr4" draw:text-style-name="P4" draw:layer="layout" svg:width="0.017cm" svg:height="0.017cm" svg:x="2.549cm" svg:y="2.506cm" svg:viewBox="0 0 18 18" draw:points="0,18 18,18 18,0 0,0">
          <text:p/>
        </draw:polygon>
        <draw:polygon draw:style-name="gr4" draw:text-style-name="P4" draw:layer="layout" svg:width="5.546cm" svg:height="0.017cm" svg:x="2.566cm" svg:y="2.506cm" svg:viewBox="0 0 5547 18" draw:points="0,18 5547,18 5547,0 0,0">
          <text:p/>
        </draw:polygon>
        <draw:polygon draw:style-name="gr4" draw:text-style-name="P4" draw:layer="layout" svg:width="0.017cm" svg:height="0.017cm" svg:x="8.112cm" svg:y="2.506cm" svg:viewBox="0 0 18 18" draw:points="0,18 18,18 18,0 0,0">
          <text:p/>
        </draw:polygon>
        <draw:polygon draw:style-name="gr4" draw:text-style-name="P4" draw:layer="layout" svg:width="5.551cm" svg:height="0.017cm" svg:x="8.129cm" svg:y="2.506cm" svg:viewBox="0 0 5552 18" draw:points="0,18 5552,18 5552,0 0,0">
          <text:p/>
        </draw:polygon>
        <draw:polygon draw:style-name="gr4" draw:text-style-name="P4" draw:layer="layout" svg:width="0.017cm" svg:height="0.017cm" svg:x="13.68cm" svg:y="2.506cm" svg:viewBox="0 0 18 18" draw:points="0,18 18,18 18,0 0,0">
          <text:p/>
        </draw:polygon>
        <draw:polygon draw:style-name="gr4" draw:text-style-name="P4" draw:layer="layout" svg:width="5.551cm" svg:height="0.017cm" svg:x="13.697cm" svg:y="2.506cm" svg:viewBox="0 0 5552 18" draw:points="0,18 5552,18 5552,0 0,0">
          <text:p/>
        </draw:polygon>
        <draw:polygon draw:style-name="gr4" draw:text-style-name="P4" draw:layer="layout" svg:width="0.017cm" svg:height="0.017cm" svg:x="19.248cm" svg:y="2.506cm" svg:viewBox="0 0 18 18" draw:points="0,18 18,18 18,0 0,0">
          <text:p/>
        </draw:polygon>
        <draw:polygon draw:style-name="gr4" draw:text-style-name="P4" draw:layer="layout" svg:width="0.017cm" svg:height="0.017cm" svg:x="19.248cm" svg:y="2.506cm" svg:viewBox="0 0 18 18" draw:points="0,18 18,18 18,0 0,0">
          <text:p/>
        </draw:polygon>
        <draw:polygon draw:style-name="gr4" draw:text-style-name="P4" draw:layer="layout" svg:width="0.017cm" svg:height="2.893cm" svg:x="2.549cm" svg:y="2.522cm" svg:viewBox="0 0 18 2894" draw:points="0,2894 18,2894 18,0 0,0">
          <text:p/>
        </draw:polygon>
        <draw:polygon draw:style-name="gr4" draw:text-style-name="P4" draw:layer="layout" svg:width="0.017cm" svg:height="2.893cm" svg:x="8.112cm" svg:y="2.522cm" svg:viewBox="0 0 18 2894" draw:points="0,2894 18,2894 18,0 0,0">
          <text:p/>
        </draw:polygon>
        <draw:polygon draw:style-name="gr4" draw:text-style-name="P4" draw:layer="layout" svg:width="0.017cm" svg:height="2.893cm" svg:x="13.68cm" svg:y="2.522cm" svg:viewBox="0 0 18 2894" draw:points="0,2894 18,2894 18,0 0,0">
          <text:p/>
        </draw:polygon>
        <draw:polygon draw:style-name="gr4" draw:text-style-name="P4" draw:layer="layout" svg:width="0.017cm" svg:height="2.893cm" svg:x="19.248cm" svg:y="2.522cm" svg:viewBox="0 0 18 2894" draw:points="0,2894 18,2894 18,0 0,0">
          <text:p/>
        </draw:polygon>
        <draw:frame draw:style-name="gr53" draw:text-style-name="P2" draw:layer="layout" svg:width="3.245cm" svg:height="0.425cm" svg:x="13.905cm" svg:y="2.685cm">
          <draw:text-box>
            <text:p text:style-name="P1"><text:span text:style-name="T9">20 OCTOBER 2022 </text:span></text:p>
          </draw:text-box>
        </draw:frame>
        <draw:frame draw:style-name="gr54" draw:text-style-name="P9" draw:layer="layout" svg:width="0.494cm" svg:height="0.556cm" svg:x="2.566cm" svg:y="5.458cm">
          <draw:text-box>
            <text:p text:style-name="P1"><text:span text:style-name="T12"><text:s/></text:span></text:p>
          </draw:text-box>
        </draw:frame>
        <draw:frame draw:style-name="gr55" draw:text-style-name="P2" draw:layer="layout" svg:width="4.354cm" svg:height="0.425cm" svg:x="2.774cm" svg:y="6.097cm">
          <draw:text-box>
            <text:p text:style-name="P1"><text:span text:style-name="T8">Functional Requirement</text:span><text:span text:style-name="T7"> </text:span></text:p>
          </draw:text-box>
        </draw:frame>
        <draw:frame draw:style-name="gr56" draw:text-style-name="P2" draw:layer="layout" svg:width="3.981cm" svg:height="0.425cm" svg:x="8.337cm" svg:y="5.589cm">
          <draw:text-box>
            <text:p text:style-name="P1"><text:span text:style-name="T9">Prepare the functional </text:span></text:p>
          </draw:text-box>
        </draw:frame>
        <draw:frame draw:style-name="gr57" draw:text-style-name="P2" draw:layer="layout" svg:width="4.248cm" svg:height="0.425cm" svg:x="8.337cm" svg:y="6.105cm">
          <draw:text-box>
            <text:p text:style-name="P1"><text:span text:style-name="T9">requirement document. </text:span></text:p>
          </draw:text-box>
        </draw:frame>
        <draw:polygon draw:style-name="gr4" draw:text-style-name="P4" draw:layer="layout" svg:width="0.017cm" svg:height="0.018cm" svg:x="2.549cm" svg:y="5.415cm" svg:viewBox="0 0 18 19" draw:points="0,19 18,19 18,0 0,0">
          <text:p/>
        </draw:polygon>
        <draw:polygon draw:style-name="gr4" draw:text-style-name="P4" draw:layer="layout" svg:width="5.546cm" svg:height="0.018cm" svg:x="2.566cm" svg:y="5.415cm" svg:viewBox="0 0 5547 19" draw:points="0,19 5547,19 5547,0 0,0">
          <text:p/>
        </draw:polygon>
        <draw:polygon draw:style-name="gr4" draw:text-style-name="P4" draw:layer="layout" svg:width="0.017cm" svg:height="0.018cm" svg:x="8.112cm" svg:y="5.415cm" svg:viewBox="0 0 18 19" draw:points="0,19 18,19 18,0 0,0">
          <text:p/>
        </draw:polygon>
        <draw:polygon draw:style-name="gr4" draw:text-style-name="P4" draw:layer="layout" svg:width="5.551cm" svg:height="0.018cm" svg:x="8.129cm" svg:y="5.415cm" svg:viewBox="0 0 5552 19" draw:points="0,19 5552,19 5552,0 0,0">
          <text:p/>
        </draw:polygon>
        <draw:polygon draw:style-name="gr4" draw:text-style-name="P4" draw:layer="layout" svg:width="0.017cm" svg:height="0.018cm" svg:x="13.68cm" svg:y="5.415cm" svg:viewBox="0 0 18 19" draw:points="0,19 18,19 18,0 0,0">
          <text:p/>
        </draw:polygon>
        <draw:polygon draw:style-name="gr4" draw:text-style-name="P4" draw:layer="layout" svg:width="5.551cm" svg:height="0.018cm" svg:x="13.697cm" svg:y="5.415cm" svg:viewBox="0 0 5552 19" draw:points="0,19 5552,19 5552,0 0,0">
          <text:p/>
        </draw:polygon>
        <draw:polygon draw:style-name="gr4" draw:text-style-name="P4" draw:layer="layout" svg:width="0.017cm" svg:height="0.018cm" svg:x="19.248cm" svg:y="5.415cm" svg:viewBox="0 0 18 19" draw:points="0,19 18,19 18,0 0,0">
          <text:p/>
        </draw:polygon>
        <draw:polygon draw:style-name="gr4" draw:text-style-name="P4" draw:layer="layout" svg:width="0.017cm" svg:height="1.668cm" svg:x="2.549cm" svg:y="5.432cm" svg:viewBox="0 0 18 1669" draw:points="0,1669 18,1669 18,0 0,0">
          <text:p/>
        </draw:polygon>
        <draw:polygon draw:style-name="gr4" draw:text-style-name="P4" draw:layer="layout" svg:width="0.017cm" svg:height="1.668cm" svg:x="8.112cm" svg:y="5.432cm" svg:viewBox="0 0 18 1669" draw:points="0,1669 18,1669 18,0 0,0">
          <text:p/>
        </draw:polygon>
        <draw:polygon draw:style-name="gr4" draw:text-style-name="P4" draw:layer="layout" svg:width="0.017cm" svg:height="1.668cm" svg:x="13.68cm" svg:y="5.432cm" svg:viewBox="0 0 18 1669" draw:points="0,1669 18,1669 18,0 0,0">
          <text:p/>
        </draw:polygon>
        <draw:polygon draw:style-name="gr4" draw:text-style-name="P4" draw:layer="layout" svg:width="0.017cm" svg:height="1.668cm" svg:x="19.248cm" svg:y="5.432cm" svg:viewBox="0 0 18 1669" draw:points="0,1669 18,1669 18,0 0,0">
          <text:p/>
        </draw:polygon>
        <draw:frame draw:style-name="gr58" draw:text-style-name="P2" draw:layer="layout" svg:width="3.029cm" svg:height="0.425cm" svg:x="13.905cm" svg:y="5.589cm">
          <draw:text-box>
            <text:p text:style-name="P1"><text:span text:style-name="T9">8 OCTOBER 2022 </text:span></text:p>
          </draw:text-box>
        </draw:frame>
        <draw:frame draw:style-name="gr59" draw:text-style-name="P2" draw:layer="layout" svg:width="3.621cm" svg:height="0.425cm" svg:x="2.774cm" svg:y="7.274cm">
          <draw:text-box>
            <text:p text:style-name="P1"><text:span text:style-name="T8">Data Flow Diagrams</text:span><text:span text:style-name="T7"> </text:span></text:p>
          </draw:text-box>
        </draw:frame>
        <draw:frame draw:style-name="gr60" draw:text-style-name="P2" draw:layer="layout" svg:width="3.401cm" svg:height="0.425cm" svg:x="8.337cm" svg:y="7.274cm">
          <draw:text-box>
            <text:p text:style-name="P1"><text:span text:style-name="T9">Draw the data flow </text:span></text:p>
          </draw:text-box>
        </draw:frame>
        <draw:frame draw:style-name="gr61" draw:text-style-name="P2" draw:layer="layout" svg:width="4.316cm" svg:height="0.425cm" svg:x="8.337cm" svg:y="7.79cm">
          <draw:text-box>
            <text:p text:style-name="P1"><text:span text:style-name="T9">diagrams and submit for </text:span></text:p>
          </draw:text-box>
        </draw:frame>
        <draw:frame draw:style-name="gr62" draw:text-style-name="P2" draw:layer="layout" svg:width="1.365cm" svg:height="0.425cm" svg:x="8.337cm" svg:y="8.307cm">
          <draw:text-box>
            <text:p text:style-name="P1"><text:span text:style-name="T9">review. </text:span></text:p>
          </draw:text-box>
        </draw:frame>
        <draw:polygon draw:style-name="gr4" draw:text-style-name="P4" draw:layer="layout" svg:width="0.017cm" svg:height="0.016cm" svg:x="2.549cm" svg:y="7.1cm" svg:viewBox="0 0 18 17" draw:points="0,17 18,17 18,0 0,0">
          <text:p/>
        </draw:polygon>
        <draw:polygon draw:style-name="gr4" draw:text-style-name="P4" draw:layer="layout" svg:width="5.546cm" svg:height="0.016cm" svg:x="2.566cm" svg:y="7.1cm" svg:viewBox="0 0 5547 17" draw:points="0,17 5547,17 5547,0 0,0">
          <text:p/>
        </draw:polygon>
        <draw:polygon draw:style-name="gr4" draw:text-style-name="P4" draw:layer="layout" svg:width="0.017cm" svg:height="0.016cm" svg:x="8.112cm" svg:y="7.1cm" svg:viewBox="0 0 18 17" draw:points="0,17 18,17 18,0 0,0">
          <text:p/>
        </draw:polygon>
        <draw:polygon draw:style-name="gr4" draw:text-style-name="P4" draw:layer="layout" svg:width="5.551cm" svg:height="0.016cm" svg:x="8.129cm" svg:y="7.1cm" svg:viewBox="0 0 5552 17" draw:points="0,17 5552,17 5552,0 0,0">
          <text:p/>
        </draw:polygon>
        <draw:polygon draw:style-name="gr4" draw:text-style-name="P4" draw:layer="layout" svg:width="0.017cm" svg:height="0.016cm" svg:x="13.68cm" svg:y="7.1cm" svg:viewBox="0 0 18 17" draw:points="0,17 18,17 18,0 0,0">
          <text:p/>
        </draw:polygon>
        <draw:polygon draw:style-name="gr4" draw:text-style-name="P4" draw:layer="layout" svg:width="5.551cm" svg:height="0.016cm" svg:x="13.697cm" svg:y="7.1cm" svg:viewBox="0 0 5552 17" draw:points="0,17 5552,17 5552,0 0,0">
          <text:p/>
        </draw:polygon>
        <draw:polygon draw:style-name="gr4" draw:text-style-name="P4" draw:layer="layout" svg:width="0.017cm" svg:height="0.016cm" svg:x="19.248cm" svg:y="7.1cm" svg:viewBox="0 0 18 17" draw:points="0,17 18,17 18,0 0,0">
          <text:p/>
        </draw:polygon>
        <draw:polygon draw:style-name="gr4" draw:text-style-name="P4" draw:layer="layout" svg:width="0.017cm" svg:height="2.282cm" svg:x="2.549cm" svg:y="7.117cm" svg:viewBox="0 0 18 2283" draw:points="0,2283 18,2283 18,0 0,0">
          <text:p/>
        </draw:polygon>
        <draw:polygon draw:style-name="gr4" draw:text-style-name="P4" draw:layer="layout" svg:width="0.017cm" svg:height="2.282cm" svg:x="8.112cm" svg:y="7.117cm" svg:viewBox="0 0 18 2283" draw:points="0,2283 18,2283 18,0 0,0">
          <text:p/>
        </draw:polygon>
        <draw:polygon draw:style-name="gr4" draw:text-style-name="P4" draw:layer="layout" svg:width="0.017cm" svg:height="2.282cm" svg:x="13.68cm" svg:y="7.117cm" svg:viewBox="0 0 18 2283" draw:points="0,2283 18,2283 18,0 0,0">
          <text:p/>
        </draw:polygon>
        <draw:polygon draw:style-name="gr4" draw:text-style-name="P4" draw:layer="layout" svg:width="0.017cm" svg:height="2.282cm" svg:x="19.248cm" svg:y="7.117cm" svg:viewBox="0 0 18 2283" draw:points="0,2283 18,2283 18,0 0,0">
          <text:p/>
        </draw:polygon>
        <draw:frame draw:style-name="gr58" draw:text-style-name="P2" draw:layer="layout" svg:width="3.029cm" svg:height="0.425cm" svg:x="13.905cm" svg:y="7.274cm">
          <draw:text-box>
            <text:p text:style-name="P1"><text:span text:style-name="T9">9 OCTOBER 2022 </text:span></text:p>
          </draw:text-box>
        </draw:frame>
        <draw:frame draw:style-name="gr54" draw:text-style-name="P9" draw:layer="layout" svg:width="0.494cm" svg:height="0.556cm" svg:x="2.566cm" svg:y="9.434cm">
          <draw:text-box>
            <text:p text:style-name="P1"><text:span text:style-name="T12"><text:s/></text:span></text:p>
          </draw:text-box>
        </draw:frame>
        <draw:frame draw:style-name="gr63" draw:text-style-name="P2" draw:layer="layout" svg:width="4.417cm" svg:height="0.425cm" svg:x="2.774cm" svg:y="10.073cm">
          <draw:text-box>
            <text:p text:style-name="P1"><text:span text:style-name="T8">Technology Architecture</text:span><text:span text:style-name="T7"> </text:span></text:p>
          </draw:text-box>
        </draw:frame>
        <draw:frame draw:style-name="gr64" draw:text-style-name="P2" draw:layer="layout" svg:width="2.14cm" svg:height="0.425cm" svg:x="8.337cm" svg:y="9.565cm">
          <draw:text-box>
            <text:p text:style-name="P1"><text:span text:style-name="T9">Prepare the </text:span></text:p>
          </draw:text-box>
        </draw:frame>
        <draw:frame draw:style-name="gr65" draw:text-style-name="P2" draw:layer="layout" svg:width="2.013cm" svg:height="0.425cm" svg:x="8.337cm" svg:y="10.081cm">
          <draw:text-box>
            <text:p text:style-name="P1"><text:span text:style-name="T9">technology </text:span></text:p>
          </draw:text-box>
        </draw:frame>
        <draw:frame draw:style-name="gr66" draw:text-style-name="P2" draw:layer="layout" svg:width="3.82cm" svg:height="0.425cm" svg:x="8.337cm" svg:y="10.606cm">
          <draw:text-box>
            <text:p text:style-name="P1"><text:span text:style-name="T9">architecture diagram. </text:span></text:p>
          </draw:text-box>
        </draw:frame>
        <draw:polygon draw:style-name="gr4" draw:text-style-name="P4" draw:layer="layout" svg:width="0.017cm" svg:height="0.018cm" svg:x="2.549cm" svg:y="9.399cm" svg:viewBox="0 0 18 19" draw:points="0,19 18,19 18,0 0,0">
          <text:p/>
        </draw:polygon>
        <draw:polygon draw:style-name="gr4" draw:text-style-name="P4" draw:layer="layout" svg:width="5.546cm" svg:height="0.018cm" svg:x="2.566cm" svg:y="9.399cm" svg:viewBox="0 0 5547 19" draw:points="0,19 5547,19 5547,0 0,0">
          <text:p/>
        </draw:polygon>
        <draw:polygon draw:style-name="gr4" draw:text-style-name="P4" draw:layer="layout" svg:width="0.017cm" svg:height="0.018cm" svg:x="8.112cm" svg:y="9.399cm" svg:viewBox="0 0 18 19" draw:points="0,19 18,19 18,0 0,0">
          <text:p/>
        </draw:polygon>
        <draw:polygon draw:style-name="gr4" draw:text-style-name="P4" draw:layer="layout" svg:width="5.551cm" svg:height="0.018cm" svg:x="8.129cm" svg:y="9.399cm" svg:viewBox="0 0 5552 19" draw:points="0,19 5552,19 5552,0 0,0">
          <text:p/>
        </draw:polygon>
        <draw:polygon draw:style-name="gr4" draw:text-style-name="P4" draw:layer="layout" svg:width="0.017cm" svg:height="0.018cm" svg:x="13.68cm" svg:y="9.399cm" svg:viewBox="0 0 18 19" draw:points="0,19 18,19 18,0 0,0">
          <text:p/>
        </draw:polygon>
        <draw:polygon draw:style-name="gr4" draw:text-style-name="P4" draw:layer="layout" svg:width="5.551cm" svg:height="0.018cm" svg:x="13.697cm" svg:y="9.399cm" svg:viewBox="0 0 5552 19" draw:points="0,19 5552,19 5552,0 0,0">
          <text:p/>
        </draw:polygon>
        <draw:polygon draw:style-name="gr4" draw:text-style-name="P4" draw:layer="layout" svg:width="0.017cm" svg:height="0.018cm" svg:x="19.248cm" svg:y="9.399cm" svg:viewBox="0 0 18 19" draw:points="0,19 18,19 18,0 0,0">
          <text:p/>
        </draw:polygon>
        <draw:polygon draw:style-name="gr4" draw:text-style-name="P4" draw:layer="layout" svg:width="0.017cm" svg:height="1.66cm" svg:x="2.549cm" svg:y="9.416cm" svg:viewBox="0 0 18 1661" draw:points="0,1661 18,1661 18,0 0,0">
          <text:p/>
        </draw:polygon>
        <draw:polygon draw:style-name="gr4" draw:text-style-name="P4" draw:layer="layout" svg:width="0.017cm" svg:height="1.66cm" svg:x="8.112cm" svg:y="9.416cm" svg:viewBox="0 0 18 1661" draw:points="0,1661 18,1661 18,0 0,0">
          <text:p/>
        </draw:polygon>
        <draw:polygon draw:style-name="gr4" draw:text-style-name="P4" draw:layer="layout" svg:width="0.017cm" svg:height="1.66cm" svg:x="13.68cm" svg:y="9.416cm" svg:viewBox="0 0 18 1661" draw:points="0,1661 18,1661 18,0 0,0">
          <text:p/>
        </draw:polygon>
        <draw:polygon draw:style-name="gr4" draw:text-style-name="P4" draw:layer="layout" svg:width="0.017cm" svg:height="1.66cm" svg:x="19.248cm" svg:y="9.416cm" svg:viewBox="0 0 18 1661" draw:points="0,1661 18,1661 18,0 0,0">
          <text:p/>
        </draw:polygon>
        <draw:frame draw:style-name="gr53" draw:text-style-name="P2" draw:layer="layout" svg:width="3.245cm" svg:height="0.425cm" svg:x="13.905cm" svg:y="9.565cm">
          <draw:text-box>
            <text:p text:style-name="P1"><text:span text:style-name="T9">10 OCTOBER 2022 </text:span></text:p>
          </draw:text-box>
        </draw:frame>
        <draw:frame draw:style-name="gr67" draw:text-style-name="P10" draw:layer="layout" svg:width="0.617cm" svg:height="0.691cm" svg:x="2.566cm" svg:y="11.126cm">
          <draw:text-box>
            <text:p text:style-name="P1"><text:span text:style-name="T13"><text:s/></text:span></text:p>
          </draw:text-box>
        </draw:frame>
        <draw:frame draw:style-name="gr68" draw:text-style-name="P2" draw:layer="layout" svg:width="5.192cm" svg:height="0.425cm" svg:x="2.774cm" svg:y="11.902cm">
          <draw:text-box>
            <text:p text:style-name="P1"><text:span text:style-name="T8">Prepare Milestone &amp; Activity </text:span></text:p>
          </draw:text-box>
        </draw:frame>
        <draw:frame draw:style-name="gr69" draw:text-style-name="P2" draw:layer="layout" svg:width="0.7cm" svg:height="0.425cm" svg:x="2.774cm" svg:y="12.448cm">
          <draw:text-box>
            <text:p text:style-name="P1"><text:span text:style-name="T8">List</text:span><text:span text:style-name="T7"> </text:span></text:p>
          </draw:text-box>
        </draw:frame>
        <draw:frame draw:style-name="gr70" draw:text-style-name="P2" draw:layer="layout" svg:width="4.498cm" svg:height="0.425cm" svg:x="8.337cm" svg:y="11.254cm">
          <draw:text-box>
            <text:p text:style-name="P1"><text:span text:style-name="T9">Prepare the milestones &amp; </text:span></text:p>
          </draw:text-box>
        </draw:frame>
        <draw:frame draw:style-name="gr71" draw:text-style-name="P2" draw:layer="layout" svg:width="4.489cm" svg:height="0.425cm" svg:x="8.337cm" svg:y="11.813cm">
          <draw:text-box>
            <text:p text:style-name="P1"><text:span text:style-name="T9">activity list of the project. </text:span></text:p>
          </draw:text-box>
        </draw:frame>
        <draw:polygon draw:style-name="gr4" draw:text-style-name="P4" draw:layer="layout" svg:width="0.017cm" svg:height="0.017cm" svg:x="2.549cm" svg:y="11.076cm" svg:viewBox="0 0 18 18" draw:points="0,18 18,18 18,0 0,0">
          <text:p/>
        </draw:polygon>
        <draw:polygon draw:style-name="gr4" draw:text-style-name="P4" draw:layer="layout" svg:width="5.546cm" svg:height="0.017cm" svg:x="2.566cm" svg:y="11.076cm" svg:viewBox="0 0 5547 18" draw:points="0,18 5547,18 5547,0 0,0">
          <text:p/>
        </draw:polygon>
        <draw:polygon draw:style-name="gr4" draw:text-style-name="P4" draw:layer="layout" svg:width="0.017cm" svg:height="0.017cm" svg:x="8.112cm" svg:y="11.076cm" svg:viewBox="0 0 18 18" draw:points="0,18 18,18 18,0 0,0">
          <text:p/>
        </draw:polygon>
        <draw:polygon draw:style-name="gr4" draw:text-style-name="P4" draw:layer="layout" svg:width="5.551cm" svg:height="0.017cm" svg:x="8.129cm" svg:y="11.076cm" svg:viewBox="0 0 5552 18" draw:points="0,18 5552,18 5552,0 0,0">
          <text:p/>
        </draw:polygon>
        <draw:polygon draw:style-name="gr4" draw:text-style-name="P4" draw:layer="layout" svg:width="0.017cm" svg:height="0.017cm" svg:x="13.68cm" svg:y="11.076cm" svg:viewBox="0 0 18 18" draw:points="0,18 18,18 18,0 0,0">
          <text:p/>
        </draw:polygon>
        <draw:polygon draw:style-name="gr4" draw:text-style-name="P4" draw:layer="layout" svg:width="5.551cm" svg:height="0.017cm" svg:x="13.697cm" svg:y="11.076cm" svg:viewBox="0 0 5552 18" draw:points="0,18 5552,18 5552,0 0,0">
          <text:p/>
        </draw:polygon>
        <draw:polygon draw:style-name="gr4" draw:text-style-name="P4" draw:layer="layout" svg:width="0.017cm" svg:height="0.017cm" svg:x="19.248cm" svg:y="11.076cm" svg:viewBox="0 0 18 18" draw:points="0,18 18,18 18,0 0,0">
          <text:p/>
        </draw:polygon>
        <draw:polygon draw:style-name="gr4" draw:text-style-name="P4" draw:layer="layout" svg:width="0.017cm" svg:height="1.866cm" svg:x="2.549cm" svg:y="11.093cm" svg:viewBox="0 0 18 1867" draw:points="0,1867 18,1867 18,0 0,0">
          <text:p/>
        </draw:polygon>
        <draw:polygon draw:style-name="gr4" draw:text-style-name="P4" draw:layer="layout" svg:width="0.017cm" svg:height="1.866cm" svg:x="8.112cm" svg:y="11.093cm" svg:viewBox="0 0 18 1867" draw:points="0,1867 18,1867 18,0 0,0">
          <text:p/>
        </draw:polygon>
        <draw:polygon draw:style-name="gr4" draw:text-style-name="P4" draw:layer="layout" svg:width="0.017cm" svg:height="1.866cm" svg:x="13.68cm" svg:y="11.093cm" svg:viewBox="0 0 18 1867" draw:points="0,1867 18,1867 18,0 0,0">
          <text:p/>
        </draw:polygon>
        <draw:polygon draw:style-name="gr4" draw:text-style-name="P4" draw:layer="layout" svg:width="0.017cm" svg:height="1.866cm" svg:x="19.248cm" svg:y="11.093cm" svg:viewBox="0 0 18 1867" draw:points="0,1867 18,1867 18,0 0,0">
          <text:p/>
        </draw:polygon>
        <draw:frame draw:style-name="gr53" draw:text-style-name="P2" draw:layer="layout" svg:width="3.245cm" svg:height="0.425cm" svg:x="13.905cm" svg:y="11.254cm">
          <draw:text-box>
            <text:p text:style-name="P1"><text:span text:style-name="T9">22 OCTOBER 2022 </text:span></text:p>
          </draw:text-box>
        </draw:frame>
        <draw:frame draw:style-name="gr72" draw:text-style-name="P11" draw:layer="layout" svg:width="0.405cm" svg:height="0.454cm" svg:x="2.566cm" svg:y="13.007cm">
          <draw:text-box>
            <text:p text:style-name="P1"><text:span text:style-name="T14"><text:s/></text:span></text:p>
          </draw:text-box>
        </draw:frame>
        <draw:frame draw:style-name="gr73" draw:text-style-name="P2" draw:layer="layout" svg:width="4.062cm" svg:height="0.425cm" svg:x="2.774cm" svg:y="13.544cm">
          <draw:text-box>
            <text:p text:style-name="P1"><text:span text:style-name="T8">Project Development - </text:span></text:p>
          </draw:text-box>
        </draw:frame>
        <draw:frame draw:style-name="gr74" draw:text-style-name="P2" draw:layer="layout" svg:width="5.073cm" svg:height="0.425cm" svg:x="2.774cm" svg:y="14.09cm">
          <draw:text-box>
            <text:p text:style-name="P1"><text:span text:style-name="T8">Delivery of Sprint-1, 2, 3 &amp; 4</text:span><text:span text:style-name="T7"> </text:span></text:p>
          </draw:text-box>
        </draw:frame>
        <draw:frame draw:style-name="gr45" draw:text-style-name="P2" draw:layer="layout" svg:width="3.867cm" svg:height="0.425cm" svg:x="8.337cm" svg:y="13.138cm">
          <draw:text-box>
            <text:p text:style-name="P1"><text:span text:style-name="T9">Develop &amp; submit the </text:span></text:p>
          </draw:text-box>
        </draw:frame>
        <draw:frame draw:style-name="gr75" draw:text-style-name="P2" draw:layer="layout" svg:width="5.082cm" svg:height="0.425cm" svg:x="8.337cm" svg:y="13.654cm">
          <draw:text-box>
            <text:p text:style-name="P1"><text:span text:style-name="T9">developed code by testing it. </text:span></text:p>
          </draw:text-box>
        </draw:frame>
        <draw:polygon draw:style-name="gr4" draw:text-style-name="P4" draw:layer="layout" svg:width="0.017cm" svg:height="0.017cm" svg:x="2.549cm" svg:y="12.959cm" svg:viewBox="0 0 18 18" draw:points="0,18 18,18 18,0 0,0">
          <text:p/>
        </draw:polygon>
        <draw:polygon draw:style-name="gr4" draw:text-style-name="P4" draw:layer="layout" svg:width="5.546cm" svg:height="0.017cm" svg:x="2.566cm" svg:y="12.959cm" svg:viewBox="0 0 5547 18" draw:points="0,18 5547,18 5547,0 0,0">
          <text:p/>
        </draw:polygon>
        <draw:polygon draw:style-name="gr4" draw:text-style-name="P4" draw:layer="layout" svg:width="0.017cm" svg:height="0.017cm" svg:x="8.112cm" svg:y="12.959cm" svg:viewBox="0 0 18 18" draw:points="0,18 18,18 18,0 0,0">
          <text:p/>
        </draw:polygon>
        <draw:polygon draw:style-name="gr4" draw:text-style-name="P4" draw:layer="layout" svg:width="5.551cm" svg:height="0.017cm" svg:x="8.129cm" svg:y="12.959cm" svg:viewBox="0 0 5552 18" draw:points="0,18 5552,18 5552,0 0,0">
          <text:p/>
        </draw:polygon>
        <draw:polygon draw:style-name="gr4" draw:text-style-name="P4" draw:layer="layout" svg:width="0.017cm" svg:height="0.017cm" svg:x="13.68cm" svg:y="12.959cm" svg:viewBox="0 0 18 18" draw:points="0,18 18,18 18,0 0,0">
          <text:p/>
        </draw:polygon>
        <draw:polygon draw:style-name="gr4" draw:text-style-name="P4" draw:layer="layout" svg:width="5.551cm" svg:height="0.017cm" svg:x="13.697cm" svg:y="12.959cm" svg:viewBox="0 0 5552 18" draw:points="0,18 5552,18 5552,0 0,0">
          <text:p/>
        </draw:polygon>
        <draw:polygon draw:style-name="gr4" draw:text-style-name="P4" draw:layer="layout" svg:width="0.017cm" svg:height="0.017cm" svg:x="19.248cm" svg:y="12.959cm" svg:viewBox="0 0 18 18" draw:points="0,18 18,18 18,0 0,0">
          <text:p/>
        </draw:polygon>
        <draw:polygon draw:style-name="gr4" draw:text-style-name="P4" draw:layer="layout" svg:width="0.017cm" svg:height="2.028cm" svg:x="2.549cm" svg:y="12.976cm" svg:viewBox="0 0 18 2029" draw:points="0,2029 18,2029 18,0 0,0">
          <text:p/>
        </draw:polygon>
        <draw:polygon draw:style-name="gr4" draw:text-style-name="P4" draw:layer="layout" svg:width="0.017cm" svg:height="0.017cm" svg:x="2.549cm" svg:y="15.004cm" svg:viewBox="0 0 18 18" draw:points="0,18 18,18 18,0 0,0">
          <text:p/>
        </draw:polygon>
        <draw:polygon draw:style-name="gr4" draw:text-style-name="P4" draw:layer="layout" svg:width="0.017cm" svg:height="0.017cm" svg:x="2.549cm" svg:y="15.004cm" svg:viewBox="0 0 18 18" draw:points="0,18 18,18 18,0 0,0">
          <text:p/>
        </draw:polygon>
        <draw:polygon draw:style-name="gr4" draw:text-style-name="P4" draw:layer="layout" svg:width="5.546cm" svg:height="0.017cm" svg:x="2.566cm" svg:y="15.004cm" svg:viewBox="0 0 5547 18" draw:points="0,18 5547,18 5547,0 0,0">
          <text:p/>
        </draw:polygon>
        <draw:polygon draw:style-name="gr4" draw:text-style-name="P4" draw:layer="layout" svg:width="0.017cm" svg:height="2.028cm" svg:x="8.112cm" svg:y="12.976cm" svg:viewBox="0 0 18 2029" draw:points="0,2029 18,2029 18,0 0,0">
          <text:p/>
        </draw:polygon>
        <draw:polygon draw:style-name="gr4" draw:text-style-name="P4" draw:layer="layout" svg:width="0.017cm" svg:height="0.017cm" svg:x="8.112cm" svg:y="15.004cm" svg:viewBox="0 0 18 18" draw:points="0,18 18,18 18,0 0,0">
          <text:p/>
        </draw:polygon>
        <draw:polygon draw:style-name="gr4" draw:text-style-name="P4" draw:layer="layout" svg:width="5.551cm" svg:height="0.017cm" svg:x="8.129cm" svg:y="15.004cm" svg:viewBox="0 0 5552 18" draw:points="0,18 5552,18 5552,0 0,0">
          <text:p/>
        </draw:polygon>
        <draw:polygon draw:style-name="gr4" draw:text-style-name="P4" draw:layer="layout" svg:width="0.017cm" svg:height="2.028cm" svg:x="13.68cm" svg:y="12.976cm" svg:viewBox="0 0 18 2029" draw:points="0,2029 18,2029 18,0 0,0">
          <text:p/>
        </draw:polygon>
        <draw:polygon draw:style-name="gr4" draw:text-style-name="P4" draw:layer="layout" svg:width="0.017cm" svg:height="0.017cm" svg:x="13.68cm" svg:y="15.004cm" svg:viewBox="0 0 18 18" draw:points="0,18 18,18 18,0 0,0">
          <text:p/>
        </draw:polygon>
        <draw:polygon draw:style-name="gr4" draw:text-style-name="P4" draw:layer="layout" svg:width="5.551cm" svg:height="0.017cm" svg:x="13.697cm" svg:y="15.004cm" svg:viewBox="0 0 5552 18" draw:points="0,18 5552,18 5552,0 0,0">
          <text:p/>
        </draw:polygon>
        <draw:polygon draw:style-name="gr4" draw:text-style-name="P4" draw:layer="layout" svg:width="0.017cm" svg:height="2.028cm" svg:x="19.248cm" svg:y="12.976cm" svg:viewBox="0 0 18 2029" draw:points="0,2029 18,2029 18,0 0,0">
          <text:p/>
        </draw:polygon>
        <draw:polygon draw:style-name="gr4" draw:text-style-name="P4" draw:layer="layout" svg:width="0.017cm" svg:height="0.017cm" svg:x="19.248cm" svg:y="15.004cm" svg:viewBox="0 0 18 18" draw:points="0,18 18,18 18,0 0,0">
          <text:p/>
        </draw:polygon>
        <draw:polygon draw:style-name="gr4" draw:text-style-name="P4" draw:layer="layout" svg:width="0.017cm" svg:height="0.017cm" svg:x="19.248cm" svg:y="15.004cm" svg:viewBox="0 0 18 18" draw:points="0,18 18,18 18,0 0,0">
          <text:p/>
        </draw:polygon>
        <draw:frame draw:style-name="gr76" draw:text-style-name="P2" draw:layer="layout" svg:width="2.61cm" svg:height="0.425cm" svg:x="13.905cm" svg:y="13.138cm">
          <draw:text-box>
            <text:p text:style-name="P1"><text:span text:style-name="T9">IN PROGRESS.. </text:span></text:p>
          </draw:text-box>
        </draw:frame>
        <draw:frame draw:style-name="gr77" draw:text-style-name="P3" draw:layer="layout" svg:width="0.388cm" svg:height="0.395cm" svg:x="1.588cm" svg:y="15.099cm">
          <draw:text-box>
            <text:p text:style-name="P1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family-generic="roman" style:font-pitch="variable"/>
    <style:font-face style:name="Calibri1" svg:font-family="Calibri" style:font-pitch="variable"/>
    <style:font-face style:name="Calibri2" svg:font-family="Calibri"/>
    <style:font-face style:name="Calibri3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fo:language="zxx" fo:country="none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complex="Lucida Sans1" style:font-family-complex="'Lucida Sans'" style:font-family-generic-complex="swiss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List_20_Contents" style:display-name="List Contents" style:family="graphic">
      <style:paragraph-properties fo:margin-left="1.764cm" fo:margin-right="0cm" fo:margin-top="0cm" fo:margin-bottom="0.497cm" fo:line-height="108%" fo:text-align="start" fo:text-indent="0cm" style:text-autospace="none" style:writing-mode="lr-tb"/>
    </style:style>
  </office:styles>
  <office:automatic-styles>
    <style:page-layout style:name="PM0">
      <style:page-layout-properties fo:margin-top="2.5cm" fo:margin-bottom="1cm" fo:margin-left="1.5cm" fo:margin-right="1cm" fo:page-width="21.043cm" fo:page-height="29.7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duration>P0D</meta:editing-duration>
    <meta:editing-cycles>1</meta:editing-cycles>
    <meta:generator>LibreOffice/7.2.3.2$Windows_X86_64 LibreOffice_project/d166454616c1632304285822f9c83ce2e660fd92</meta:generator>
    <meta:creation-date>2022-11-07T10:04:57.369000000</meta:creation-date>
    <meta:document-statistic meta:object-count="286"/>
  </office:meta>
</office:document-meta>
</file>